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2">
      <style:paragraph-properties fo:margin-top="0in" fo:margin-bottom="0in"/>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3">
      <style:paragraph-properties fo:margin-top="0in" fo:margin-bottom="0in"/>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Text_20_body" style:list-style-name="L4">
      <style:paragraph-properties fo:margin-top="0in" fo:margin-bottom="0in"/>
    </style:style>
    <style:style style:name="P120" style:family="paragraph" style:parent-style-name="Text_20_body" style:list-style-name="L5">
      <style:paragraph-properties fo:margin-top="0in" fo:margin-bottom="0in"/>
    </style:style>
    <style:style style:name="P121" style:family="paragraph" style:parent-style-name="Text_20_body" style:list-style-name="L6">
      <style:paragraph-properties fo:margin-top="0in" fo:margin-bottom="0in"/>
    </style:style>
    <style:style style:name="P122" style:family="paragraph" style:parent-style-name="Text_20_body" style:list-style-name="L7">
      <style:paragraph-properties fo:margin-top="0in" fo:margin-bottom="0in"/>
    </style:style>
    <style:style style:name="P123" style:family="paragraph" style:parent-style-name="Text_20_body" style:list-style-name="L8">
      <style:paragraph-properties fo:margin-top="0in" fo:margin-bottom="0in"/>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Text_20_body" style:list-style-name="L9">
      <style:paragraph-properties fo:margin-top="0in" fo:margin-bottom="0in"/>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Text_20_body" style:list-style-name="L10">
      <style:paragraph-properties fo:margin-top="0in" fo:margin-bottom="0in"/>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1">
      <style:paragraph-properties fo:margin-top="0in" fo:margin-bottom="0in"/>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Text_20_body" style:list-style-name="L1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style:style style:name="Table3" style:family="table">
      <style:table-properties table:align="center" style:rel-width="100%"/>
    </style:style>
    <style:style style:name="Table3.A" style:family="table-column">
      <style:table-column-properties style:rel-column-width="23254*"/>
    </style:style>
    <style:style style:name="Table3.B" style:family="table-column">
      <style:table-column-properties style:rel-column-width="23254*"/>
    </style:style>
    <style:style style:name="Table3.C" style:family="table-column">
      <style:table-column-properties style:rel-column-width="19026*"/>
    </style:style>
    <style:style style:name="Table4" style:family="table">
      <style:table-properties table:align="center" style:rel-width="100%"/>
    </style:style>
    <style:style style:name="Table4.A" style:family="table-column">
      <style:table-column-properties style:rel-column-width="13443*"/>
    </style:style>
    <style:style style:name="Table4.B" style:family="table-column">
      <style:table-column-properties style:rel-column-width="31927*"/>
    </style:style>
    <style:style style:name="Table4.C" style:family="table-column">
      <style:table-column-properties style:rel-column-width="20164*"/>
    </style:style>
    <style:style style:name="Table5" style:family="table">
      <style:table-properties table:align="center" style:rel-width="100%"/>
    </style:style>
    <style:style style:name="Table5.A" style:family="table-column">
      <style:table-column-properties style:rel-column-width="16912*"/>
    </style:style>
    <style:style style:name="Table5.B" style:family="table-column">
      <style:table-column-properties style:rel-column-width="21140*"/>
    </style:style>
    <style:style style:name="Table5.C" style:family="table-column">
      <style:table-column-properties style:rel-column-width="27482*"/>
    </style:style>
    <style:style style:name="Table6" style:family="table">
      <style:table-properties table:align="center" style:rel-width="100%"/>
    </style:style>
    <style:style style:name="Table6.A" style:family="table-column">
      <style:table-column-properties style:rel-column-width="16912*"/>
    </style:style>
    <style:style style:name="Table6.B" style:family="table-column">
      <style:table-column-properties style:rel-column-width="21140*"/>
    </style:style>
    <style:style style:name="Table6.C" style:family="table-column">
      <style:table-column-properties style:rel-column-width="27482*"/>
    </style:style>
    <style:style style:name="Table7" style:family="table">
      <style:table-properties table:align="center" style:rel-width="100%"/>
    </style:style>
    <style:style style:name="Table7.A" style:family="table-column">
      <style:table-column-properties style:rel-column-width="19945*"/>
    </style:style>
    <style:style style:name="Table7.B" style:family="table-column">
      <style:table-column-properties style:rel-column-width="17096*"/>
    </style:style>
    <style:style style:name="Table7.C" style:family="table-column">
      <style:table-column-properties style:rel-column-width="28493*"/>
    </style:style>
    <style:style style:name="Table8" style:family="table">
      <style:table-properties table:align="center" style:rel-width="100%"/>
    </style:style>
    <style:style style:name="Table8.A" style:family="table-column">
      <style:table-column-properties style:rel-column-width="16851*"/>
    </style:style>
    <style:style style:name="Table8.B" style:family="table-column">
      <style:table-column-properties style:rel-column-width="24341*"/>
    </style:style>
    <style:style style:name="Table8.C" style:family="table-column">
      <style:table-column-properties style:rel-column-width="24341*"/>
    </style:style>
    <style:style style:name="Table9" style:family="table">
      <style:table-properties table:align="center" style:rel-width="100%"/>
    </style:style>
    <style:style style:name="Table9.A" style:family="table-column">
      <style:table-column-properties style:rel-column-width="24965*"/>
    </style:style>
    <style:style style:name="Table9.B" style:family="table-column">
      <style:table-column-properties style:rel-column-width="40569*"/>
    </style:style>
    <style:style style:name="Table10" style:family="table">
      <style:table-properties table:align="center" style:rel-width="100%"/>
    </style:style>
    <style:style style:name="Table10.A" style:family="table-column">
      <style:table-column-properties style:rel-column-width="11234*"/>
    </style:style>
    <style:style style:name="Table10.B" style:family="table-column">
      <style:table-column-properties style:rel-column-width="24341*"/>
    </style:style>
    <style:style style:name="Table10.C" style:family="table-column">
      <style:table-column-properties style:rel-column-width="29958*"/>
    </style:style>
    <style:style style:name="Table11" style:family="table">
      <style:table-properties table:align="center" style:rel-width="100%"/>
    </style:style>
    <style:style style:name="Table11.A" style:family="table-column">
      <style:table-column-properties style:rel-column-width="11234*"/>
    </style:style>
    <style:style style:name="Table11.B" style:family="table-column">
      <style:table-column-properties style:rel-column-width="24341*"/>
    </style:style>
    <style:style style:name="Table11.C" style:family="table-column">
      <style:table-column-properties style:rel-column-width="29958*"/>
    </style:style>
    <style:style style:name="Table12" style:family="table">
      <style:table-properties table:align="center" style:rel-width="100%"/>
    </style:style>
    <style:style style:name="Table12.A" style:family="table-column">
      <style:table-column-properties style:rel-column-width="29490*"/>
    </style:style>
    <style:style style:name="Table12.B" style:family="table-column">
      <style:table-column-properties style:rel-column-width="36044*"/>
    </style:style>
    <style:style style:name="Table13" style:family="table">
      <style:table-properties table:align="center" style:rel-width="100%"/>
    </style:style>
    <style:style style:name="Table13.A" style:family="table-column">
      <style:table-column-properties style:rel-column-width="21845*"/>
    </style:style>
    <style:style style:name="Table13.B" style:family="table-column">
      <style:table-column-properties style:rel-column-width="24029*"/>
    </style:style>
    <style:style style:name="Table13.C" style:family="table-column">
      <style:table-column-properties style:rel-column-width="19660*"/>
    </style:style>
    <style:style style:name="Table14" style:family="table">
      <style:table-properties table:align="center" style:rel-width="100%"/>
    </style:style>
    <style:style style:name="Table14.A" style:family="table-column">
      <style:table-column-properties style:rel-column-width="40049*"/>
    </style:style>
    <style:style style:name="Table14.B" style:family="table-column">
      <style:table-column-properties style:rel-column-width="25485*"/>
    </style:style>
    <style:style style:name="Table15" style:family="table">
      <style:table-properties table:align="center" style:rel-width="100%"/>
    </style:style>
    <style:style style:name="Table15.A" style:family="table-column">
      <style:table-column-properties style:rel-column-width="7864*"/>
    </style:style>
    <style:style style:name="Table15.B" style:family="table-column">
      <style:table-column-properties style:rel-column-width="15728*"/>
    </style:style>
    <style:style style:name="Table15.C" style:family="table-column">
      <style:table-column-properties style:rel-column-width="41942*"/>
    </style:style>
  </office:automatic-styles>
  <office:body>
    <office:tex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eature-implementation"/>Feature Implementation<text:bookmark-end text:name="feature-implementation"/></text:h>
      <text:h text:style-name="Heading_20_2" text:outline-level="2"><text:bookmark-start text:name="devfile-creator-with-ai-agent"/>Devfile Creator with AI Agent<text:bookmark-end text:name="devfile-creator-with-ai-agent"/></text:h>
      <text:h text:style-name="Heading_20_3" text:outline-level="3"><text:bookmark-start text:name="eclipse-che-dashboard-ai-assisted-devfile-authoring"/>Eclipse Che Dashboard — AI-Assisted Devfile Authoring<text:bookmark-end text:name="eclipse-che-dashboard-ai-assisted-devfile-authoring"/></text:h>
      <table:table table:name="Table1" table:style-name="Table1">
        <table:table-column table:style-name="Table1.A"/>
        <table:table-column table:style-name="Table1.B"/>
        <table:table-header-rows>
          <table:table-row>
            <table:table-cell table:style-name="TableHeaderRowCell" office:value-type="string">
              <text:p text:style-name="Table_20_Heading">Field</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text:span text:style-name="T1">Project</text:span></text:p>
          </table:table-cell>
          <table:table-cell table:style-name="TableRowCell" office:value-type="string">
            <text:p text:style-name="Table_20_Contents">Eclipse Che Dashboard</text:p>
          </table:table-cell>
        </table:table-row>
        <table:table-row>
          <table:table-cell table:style-name="TableRowCell" office:value-type="string">
            <text:p text:style-name="Table_20_Contents"><text:span text:style-name="T1">Component</text:span></text:p>
          </table:table-cell>
          <table:table-cell table:style-name="TableRowCell" office:value-type="string">
            <text:p text:style-name="Table_20_Contents">Devfile Creator with AI Agent</text:p>
          </table:table-cell>
        </table:table-row>
        <table:table-row>
          <table:table-cell table:style-name="TableRowCell" office:value-type="string">
            <text:p text:style-name="Table_20_Contents"><text:span text:style-name="T1">Version</text:span></text:p>
          </table:table-cell>
          <table:table-cell table:style-name="TableRowCell" office:value-type="string">
            <text:p text:style-name="Table_20_Contents">Implementation v1.0</text:p>
          </table:table-cell>
        </table:table-row>
        <table:table-row>
          <table:table-cell table:style-name="TableRowCell" office:value-type="string">
            <text:p text:style-name="Table_20_Contents"><text:span text:style-name="T1">Date</text:span></text:p>
          </table:table-cell>
          <table:table-cell table:style-name="TableRowCell" office:value-type="string">
            <text:p text:style-name="Table_20_Contents">May 2026</text:p>
          </table:table-cell>
        </table:table-row>
        <table:table-row>
          <table:table-cell table:style-name="TableRowCell" office:value-type="string">
            <text:p text:style-name="Table_20_Contents"><text:span text:style-name="T1">Author</text:span></text:p>
          </table:table-cell>
          <table:table-cell table:style-name="TableRowCell" office:value-type="string">
            <text:p text:style-name="Table_20_Contents">Oleksii Orel</text:p>
          </table:table-cell>
        </table:table-row>
        <table:table-row>
          <table:table-cell table:style-name="TableRowCell" office:value-type="string">
            <text:p text:style-name="Table_20_Contents"><text:span text:style-name="T1">Repository (Dashboard)</text:span></text:p>
          </table:table-cell>
          <table:table-cell table:style-name="TableRowCell" office:value-type="string">
            <text:p text:style-name="Table_20_Contents">github.com/eclipse-che/che-dashboard (<text:span text:style-name="Source_Text">plugins</text:span> branch)</text:p>
          </table:table-cell>
        </table:table-row>
        <table:table-row>
          <table:table-cell table:style-name="TableRowCell" office:value-type="string">
            <text:p text:style-name="Table_20_Contents"><text:span text:style-name="T1">Repository (Plugins)</text:span></text:p>
          </table:table-cell>
          <table:table-cell table:style-name="TableRowCell" office:value-type="string">
            <text:p text:style-name="Table_20_Contents">github.com/olexii4/che-dashboard-plugins</text:p>
          </table:table-cell>
        </table:table-row>
        <table:table-row>
          <table:table-cell table:style-name="TableRowCell" office:value-type="string">
            <text:p text:style-name="Table_20_Contents"><text:span text:style-name="T1">Repository (Agent Image)</text:span></text:p>
          </table:table-cell>
          <table:table-cell table:style-name="TableRowCell" office:value-type="string">
            <text:p text:style-name="Table_20_Contents">github.com/olexii4/che-dashboard-agent</text:p>
          </table:table-cell>
        </table:table-row>
        <table:table-row>
          <table:table-cell table:style-name="TableRowCell" office:value-type="string">
            <text:p text:style-name="Table_20_Contents"><text:span text:style-name="T1">Status</text:span></text:p>
          </table:table-cell>
          <table:table-cell table:style-name="TableRowCell" office:value-type="string">
            <text:p text:style-name="Table_20_Contents">Working Implementation</text:p>
          </table:table-cell>
        </table:table-row>
      </table:table>
      <text:p text:style-name="Horizontal_20_Line"/>
      <text:h text:style-name="Heading_20_2" text:outline-level="2"><text:bookmark-start text:name="executive-summary"/>1. Executive Summary<text:bookmark-end text:name="executive-summary"/></text:h>
      <text:p text:style-name="First_20_paragraph">This document describes the production implementation of the Devfile Creator with AI Agent feature for the Eclipse Che Dashboard. Building on the proof of concept, this version resolves all known PoC limitations and introduces a plugin architecture that decouples feature code from the dashboard core.</text:p>
      <text:p text:style-name="Text_20_body">The implementation delivers the full vertical slice: backend REST API and WebSocket proxy, frontend YAML editor with real-time AI sync, plugin distribution via GitHub Releases, and an agent container based on ttyd instead of wetty.</text:p>
      <text:h text:style-name="Heading_20_3" text:outline-level="3"><text:bookmark-start text:name="key-achievements-over-poc"/>Key Achievements Over PoC<text:bookmark-end text:name="key-achievements-over-poc"/></text:h>
      <text:list text:style-name="L1">
        <text:list-item>
          <text:p text:style-name="P1"><text:span text:style-name="T1">CodeMirror 6 YAML editor</text:span> with inline Devfile schema validation (Ajv → diagnostics) and JSON Schema-driven autocompletion — replaces the plain textarea</text:p>
        </text:list-item>
        <text:list-item>
          <text:p text:style-name="P1"><text:span text:style-name="T1">Real-time ConfigMap sync</text:span> — Claude Code writes directly to the ConfigMap; the editor updates automatically via a new WebSocket <text:span text:style-name="Source_Text">CONFIGMAP</text:span> channel — no manual copy/paste</text:p>
        </text:list-item>
        <text:list-item>
          <text:p text:style-name="P1"><text:span text:style-name="T1">ttyd replaces wetty</text:span> — single static binary, scratch-based image under 50 MB, no Node.js/npm runtime in the container</text:p>
        </text:list-item>
        <text:list-item>
          <text:p text:style-name="P1"><text:span text:style-name="T1">Plain Kubernetes Pod</text:span> replaces headless DevWorkspace — 5–10 s startup vs 45–60 s, no wildcard DNS dependency, up to 3 pods per user with 20-minute heartbeat TTL</text:p>
        </text:list-item>
        <text:list-item>
          <text:p text:style-name="P1"><text:span text:style-name="T1">Plugin system</text:span> — feature code ships as independently versioned ZIP archives from a dedicated repository; the dashboard fetches them at build time via <text:span text:style-name="Source_Text">scripts/fetch-plugins.sh</text:span></text:p>
        </text:list-item>
        <text:list-item>
          <text:p text:style-name="P1"><text:span text:style-name="T1">DevWorkspace tab</text:span> on the Workspace Loader page for troubleshooting failing workspaces</text:p>
        </text:list-item>
        <text:list-item>
          <text:p text:style-name="P1"><text:span text:style-name="T1">AI Selector</text:span> plugin for workspace creation and User Preferences API key management</text:p>
        </text:list-item>
        <text:list-item>
          <text:p text:style-name="P1"><text:span text:style-name="T1">AGENT PODS</text:span> navigation section pinned to the bottom of the sidebar</text:p>
        </text:list-item>
      </text:list>
      <text:p text:style-name="Horizontal_20_Line"/>
      <text:h text:style-name="Heading_20_2" text:outline-level="2"><text:bookmark-start text:name="problem-statement"/>2. Problem Statement<text:bookmark-end text:name="problem-statement"/></text:h>
      <text:p text:style-name="First_20_paragraph">Creating custom devfiles is the primary barrier to adopting Eclipse Che for non-trivial workloads. Users must understand the devfile schema, Kubernetes resource model, container images, volume mounts, and command lifecycle. There is currently no way to author a devfile inside the dashboard before workspace creation.</text:p>
      <text:p text:style-name="Text_20_body">Additionally, AI CLI tools (Claude Code, Gemini CLI) have no integration with the dashboard itself. Users must open a full IDE workspace, navigate to a terminal, and interact with them manually.</text:p>
      <text:h text:style-name="Heading_20_3" text:outline-level="3"><text:bookmark-start text:name="poc-limitations-addressed"/>PoC Limitations Addressed<text:bookmark-end text:name="poc-limitations-addressed"/></text:h>
      <table:table table:name="Table2" table:style-name="Table2">
        <table:table-column table:style-name="Table2.A"/>
        <table:table-column table:style-name="Table2.B"/>
        <table:table-header-rows>
          <table:table-row>
            <table:table-cell table:style-name="TableHeaderRowCell" office:value-type="string">
              <text:p text:style-name="Table_20_Heading">PoC Limitation</text:p>
            </table:table-cell>
            <table:table-cell table:style-name="TableHeaderRowCell" office:value-type="string">
              <text:p text:style-name="Table_20_Heading">Resolution in v1.0</text:p>
            </table:table-cell>
          </table:table-row>
        </table:table-header-rows>
        <table:table-row>
          <table:table-cell table:style-name="TableRowCell" office:value-type="string">
            <text:p text:style-name="Table_20_Contents">Basic textarea editor</text:p>
          </table:table-cell>
          <table:table-cell table:style-name="TableRowCell" office:value-type="string">
            <text:p text:style-name="Table_20_Contents">CodeMirror 6 with Devfile schema validation and autocompletion</text:p>
          </table:table-cell>
        </table:table-row>
        <table:table-row>
          <table:table-cell table:style-name="TableRowCell" office:value-type="string">
            <text:p text:style-name="Table_20_Contents">Manual YAML copy from agent</text:p>
          </table:table-cell>
          <table:table-cell table:style-name="TableRowCell" office:value-type="string">
            <text:p text:style-name="Table_20_Contents">Real-time WebSocket <text:span text:style-name="Source_Text">CONFIGMAP</text:span> channel auto-syncs editor</text:p>
          </table:table-cell>
        </table:table-row>
        <table:table-row>
          <table:table-cell table:style-name="TableRowCell" office:value-type="string">
            <text:p text:style-name="Table_20_Contents">Single-instance agent (DevWorkspace)</text:p>
          </table:table-cell>
          <table:table-cell table:style-name="TableRowCell" office:value-type="string">
            <text:p text:style-name="Table_20_Contents">Plain Pods: up to 3 per user, 20-min TTL, 5-10 s startup</text:p>
          </table:table-cell>
        </table:table-row>
        <table:table-row>
          <table:table-cell table:style-name="TableRowCell" office:value-type="string">
            <text:p text:style-name="Table_20_Contents">Wetty + Node.js runtime in container</text:p>
          </table:table-cell>
          <table:table-cell table:style-name="TableRowCell" office:value-type="string">
            <text:p text:style-name="Table_20_Contents">ttyd single binary, scratch image, ~50 MB total</text:p>
          </table:table-cell>
        </table:table-row>
        <table:table-row>
          <table:table-cell table:style-name="TableRowCell" office:value-type="string">
            <text:p text:style-name="Table_20_Contents">CRC wildcard DNS required for terminal</text:p>
          </table:table-cell>
          <table:table-cell table:style-name="TableRowCell" office:value-type="string">
            <text:p text:style-name="Table_20_Contents">Dashboard proxies ttyd WebSocket; browser never reaches agent directly</text:p>
          </table:table-cell>
        </table:table-row>
        <table:table-row>
          <table:table-cell table:style-name="TableRowCell" office:value-type="string">
            <text:p text:style-name="Table_20_Contents">No DevWorkspace troubleshooting tab</text:p>
          </table:table-cell>
          <table:table-cell table:style-name="TableRowCell" office:value-type="string">
            <text:p text:style-name="Table_20_Contents"><text:span text:style-name="Source_Text">DevWorkspace</text:span> tab added to Workspace Loader with full editor + agent</text:p>
          </table:table-cell>
        </table:table-row>
        <table:table-row>
          <table:table-cell table:style-name="TableRowCell" office:value-type="string">
            <text:p text:style-name="Table_20_Contents">AI tool injection not in dashboard</text:p>
          </table:table-cell>
          <table:table-cell table:style-name="TableRowCell" office:value-type="string">
            <text:p text:style-name="Table_20_Contents"><text:span text:style-name="Source_Text">ai-selector</text:span> plugin with workspace creation and User Preferences UI</text:p>
          </table:table-cell>
        </table:table-row>
        <table:table-row>
          <table:table-cell table:style-name="TableRowCell" office:value-type="string">
            <text:p text:style-name="Table_20_Contents">No Create Workspace action from devfile</text:p>
          </table:table-cell>
          <table:table-cell table:style-name="TableRowCell" office:value-type="string">
            <text:p text:style-name="Table_20_Contents"><text:span text:style-name="Source_Text">/api/devfiles/:ns/:id/raw</text:span> endpoint feeds factory flow</text:p>
          </table:table-cell>
        </table:table-row>
        <table:table-row>
          <table:table-cell table:style-name="TableRowCell" office:value-type="string">
            <text:p text:style-name="Table_20_Contents">Agent sidebar section missing</text:p>
          </table:table-cell>
          <table:table-cell table:style-name="TableRowCell" office:value-type="string">
            <text:p text:style-name="Table_20_Contents">AGENT PODS nav section pinned bottom of sidebar</text:p>
          </table:table-cell>
        </table:table-row>
      </table:table>
      <text:p text:style-name="Horizontal_20_Line"/>
      <text:h text:style-name="Heading_20_2" text:outline-level="2"><text:bookmark-start text:name="architecture-overview"/>3. Architecture Overview<text:bookmark-end text:name="architecture-overview"/></text:h>
      <text:h text:style-name="Heading_20_3" text:outline-level="3"><text:bookmark-start text:name="system-components"/>3.1 System Components<text:bookmark-end text:name="system-components"/></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Component</text:p>
            </table:table-cell>
            <table:table-cell table:style-name="TableHeaderRowCell" office:value-type="string">
              <text:p text:style-name="Table_20_Heading">Technology</text:p>
            </table:table-cell>
            <table:table-cell table:style-name="TableHeaderRowCell" office:value-type="string">
              <text:p text:style-name="Table_20_Heading">Purpose</text:p>
            </table:table-cell>
          </table:table-row>
        </table:table-header-rows>
        <table:table-row>
          <table:table-cell table:style-name="TableRowCell" office:value-type="string">
            <text:p text:style-name="Table_20_Contents">Dashboard Frontend</text:p>
          </table:table-cell>
          <table:table-cell table:style-name="TableRowCell" office:value-type="string">
            <text:p text:style-name="Table_20_Contents">React 18, Redux Toolkit, PatternFly 6</text:p>
          </table:table-cell>
          <table:table-cell table:style-name="TableRowCell" office:value-type="string">
            <text:p text:style-name="Table_20_Contents">UI for devfile management and AI agent interaction</text:p>
          </table:table-cell>
        </table:table-row>
        <table:table-row>
          <table:table-cell table:style-name="TableRowCell" office:value-type="string">
            <text:p text:style-name="Table_20_Contents">Dashboard Backend</text:p>
          </table:table-cell>
          <table:table-cell table:style-name="TableRowCell" office:value-type="string">
            <text:p text:style-name="Table_20_Contents">Node.js, Fastify</text:p>
          </table:table-cell>
          <table:table-cell table:style-name="TableRowCell" office:value-type="string">
            <text:p text:style-name="Table_20_Contents">REST API: devfile CRUD, agent lifecycle, schema serving, registry reads</text:p>
          </table:table-cell>
        </table:table-row>
        <table:table-row>
          <table:table-cell table:style-name="TableRowCell" office:value-type="string">
            <text:p text:style-name="Table_20_Contents">Devfile Storage</text:p>
          </table:table-cell>
          <table:table-cell table:style-name="TableRowCell" office:value-type="string">
            <text:p text:style-name="Table_20_Contents">Kubernetes ConfigMap (<text:span text:style-name="Source_Text">devfile-creator-storage</text:span>)</text:p>
          </table:table-cell>
          <table:table-cell table:style-name="TableRowCell" office:value-type="string">
            <text:p text:style-name="Table_20_Contents">Per-user devfile persistence</text:p>
          </table:table-cell>
        </table:table-row>
        <table:table-row>
          <table:table-cell table:style-name="TableRowCell" office:value-type="string">
            <text:p text:style-name="Table_20_Contents">Agent Pod</text:p>
          </table:table-cell>
          <table:table-cell table:style-name="TableRowCell" office:value-type="string">
            <text:p text:style-name="Table_20_Contents">Kubernetes Pod + ClusterIP Service</text:p>
          </table:table-cell>
          <table:table-cell table:style-name="TableRowCell" office:value-type="string">
            <text:p text:style-name="Table_20_Contents">Runs ttyd + Claude Code; no DevWorkspace overhead</text:p>
          </table:table-cell>
        </table:table-row>
        <table:table-row>
          <table:table-cell table:style-name="TableRowCell" office:value-type="string">
            <text:p text:style-name="Table_20_Contents">Agent Image</text:p>
          </table:table-cell>
          <table:table-cell table:style-name="TableRowCell" office:value-type="string">
            <text:p text:style-name="Table_20_Contents">scratch + ttyd + Claude Code + kubectl</text:p>
          </table:table-cell>
          <table:table-cell table:style-name="TableRowCell" office:value-type="string">
            <text:p text:style-name="Table_20_Contents">Minimal image (~50 MB); <text:a xlink:type="simple" xlink:href="https://github.com/olexii4/che-dashboard-agent" office:name=""><text:span text:style-name="Definition">olexii4/che-dashboard-agent</text:span></text:a></text:p>
          </table:table-cell>
        </table:table-row>
        <table:table-row>
          <table:table-cell table:style-name="TableRowCell" office:value-type="string">
            <text:p text:style-name="Table_20_Contents">Terminal Transport</text:p>
          </table:table-cell>
          <table:table-cell table:style-name="TableRowCell" office:value-type="string">
            <text:p text:style-name="Table_20_Contents">Dashboard WebSocket proxy (<text:span text:style-name="Source_Text">/agent/t/ws</text:span>)</text:p>
          </table:table-cell>
          <table:table-cell table:style-name="TableRowCell" office:value-type="string">
            <text:p text:style-name="Table_20_Contents">Browser talks to dashboard; dashboard proxies to ttyd in-cluster</text:p>
          </table:table-cell>
        </table:table-row>
        <table:table-row>
          <table:table-cell table:style-name="TableRowCell" office:value-type="string">
            <text:p text:style-name="Table_20_Contents">Plugin System</text:p>
          </table:table-cell>
          <table:table-cell table:style-name="TableRowCell" office:value-type="string">
            <text:p text:style-name="Table_20_Contents"><text:span text:style-name="Source_Text">packages/dashboard-plugins</text:span> SDK + GitHub Releases ZIPs</text:p>
          </table:table-cell>
          <table:table-cell table:style-name="TableRowCell" office:value-type="string">
            <text:p text:style-name="Table_20_Contents">Feature code in <text:a xlink:type="simple" xlink:href="https://github.com/olexii4/che-dashboard-plugins" office:name=""><text:span text:style-name="Definition">olexii4/che-dashboard-plugins</text:span></text:a></text:p>
          </table:table-cell>
        </table:table-row>
      </table:table>
      <text:h text:style-name="Heading_20_3" text:outline-level="3"><text:bookmark-start text:name="high-level-data-flow"/>3.2 High-Level Data Flow<text:bookmark-end text:name="high-level-data-flow"/></text:h>
      <text:p text:style-name="P2">User Browser</text:p>
      <text:p text:style-name="P3">│</text:p>
      <text:p text:style-name="P4">├── HTTPS ──► Eclipse Che Dashboard (React SPA)</text:p>
      <text:p text:style-name="P5">│ <text:s text:c="14"/>│</text:p>
      <text:p text:style-name="P6">│ <text:s text:c="14"/>├── REST ──► Dashboard Backend (Fastify)</text:p>
      <text:p text:style-name="P7">│ <text:s text:c="14"/>│ <text:s text:c="14"/>│</text:p>
      <text:p text:style-name="P8">│ <text:s text:c="14"/>│ <text:s text:c="14"/>├── K8s API ──► ConfigMap <text:s text:c="1"/>(devfile storage)</text:p>
      <text:p text:style-name="P9">│ <text:s text:c="14"/>│ <text:s text:c="14"/>├── K8s API ──► Pod <text:s text:c="7"/>(agent lifecycle)</text:p>
      <text:p text:style-name="P10">│ <text:s text:c="14"/>│ <text:s text:c="14"/>├── K8s API ──► Service <text:s text:c="3"/>(agent ClusterIP)</text:p>
      <text:p text:style-name="P11">│ <text:s text:c="14"/>│ <text:s text:c="14"/>└── K8s API ──► ConfigMap <text:s text:c="1"/>(agent registry)</text:p>
      <text:p text:style-name="P12">│ <text:s text:c="14"/>│</text:p>
      <text:p text:style-name="P13">│ <text:s text:c="14"/>└── WebSocket ──► /dashboard/api/namespace/:ns/agent/t/ws</text:p>
      <text:p text:style-name="P14">│ <text:s text:c="34"/>│</text:p>
      <text:p text:style-name="P15">│ <text:s text:c="34"/>└── TCP proxy ──► ttyd (agent pod :8080)</text:p>
      <text:p text:style-name="P16">│ <text:s text:c="54"/>│</text:p>
      <text:p text:style-name="P17">│ <text:s text:c="54"/>└── PTY ──► claude</text:p>
      <text:h text:style-name="Heading_20_3" text:outline-level="3"><text:bookmark-start text:name="component-interaction-diagram"/>3.3 Component Interaction Diagram<text:bookmark-end text:name="component-interaction-diagram"/></text:h>
      <text:p text:style-name="P18">┌──────────────────────┐ <text:s text:c="4"/>┌──────────────────────────────────────────┐</text:p>
      <text:p text:style-name="P19">│ <text:s text:c="1"/>DevfilesList <text:s text:c="7"/>│ <text:s text:c="4"/>│ <text:s text:c="1"/>DevfileDetails (pages/) <text:s text:c="17"/>│</text:p>
      <text:p text:style-name="P20">│ <text:s text:c="1"/>(pages/) <text:s text:c="11"/>│ <text:s text:c="4"/>│ <text:s text:c="43"/>│</text:p>
      <text:p text:style-name="P21">│ <text:s text:c="21"/>│ <text:s text:c="4"/>│ <text:s text:c="1"/>┌─────────────────┬──────────────────┐ <text:s text:c="1"/>│</text:p>
      <text:p text:style-name="P22">│ <text:s text:c="1"/>- Filter/Sort <text:s text:c="6"/>│ ──► │ <text:s text:c="1"/>│ <text:s text:c="1"/>YAML Editor <text:s text:c="3"/>│ <text:s text:c="2"/>Agent Panel <text:s text:c="3"/>│ <text:s text:c="1"/>│</text:p>
      <text:p text:style-name="P23">│ <text:s text:c="1"/>- Create/Delete <text:s text:c="4"/>│ <text:s text:c="4"/>│ <text:s text:c="1"/>│ <text:s text:c="1"/>(CodeMirror 6) │ <text:s text:c="2"/>(ttyd iframe) <text:s text:c="1"/>│ <text:s text:c="1"/>│</text:p>
      <text:p text:style-name="P24">│ <text:s text:c="1"/>- Navigate to detail│ <text:s text:c="4"/>│ <text:s text:c="1"/>│ <text:s text:c="1"/>+ schema lint <text:s text:c="1"/>│ <text:s text:c="2"/>+ pod events <text:s text:c="2"/>│ <text:s text:c="1"/>│</text:p>
      <text:p text:style-name="P25">└──────────┬───────────┘ <text:s text:c="4"/>│ <text:s text:c="1"/>└─────────────────┴──────────────────┘ <text:s text:c="1"/>│</text:p>
      <text:p text:style-name="P26"><text:s text:c="11"/>│ <text:s text:c="16"/>└──────────────────────────────────────────-┘</text:p>
      <text:p text:style-name="P27"><text:s text:c="11"/>▼ <text:s text:c="30"/>│ <text:s text:c="15"/>│</text:p>
      <text:p text:style-name="P28">┌──────────────────────┐ <text:s text:c="17"/>▼ <text:s text:c="15"/>▼</text:p>
      <text:p text:style-name="P29">│ <text:s text:c="1"/>DevfileDetails <text:s text:c="5"/>│ <text:s text:c="8"/>┌──────────────┐ <text:s text:c="1"/>┌──────────────┐</text:p>
      <text:p text:style-name="P30">│ <text:s text:c="1"/>Container <text:s text:c="10"/>│ <text:s text:c="8"/>│ <text:s text:c="1"/>LocalDevfiles│ <text:s text:c="1"/>│ AiAgentRegistry│</text:p>
      <text:p text:style-name="P31">│ <text:s text:c="1"/>- Redux connect <text:s text:c="4"/>│ <text:s text:c="8"/>│ <text:s text:c="1"/>Redux Store <text:s text:c="1"/>│ <text:s text:c="1"/>│ Redux Store <text:s text:c="2"/>│</text:p>
      <text:p text:style-name="P32">│ <text:s text:c="1"/>- Agent lifecycle <text:s text:c="2"/>│ <text:s text:c="8"/>└──────┬───────┘ <text:s text:c="1"/>└──────┬───────┘</text:p>
      <text:p text:style-name="P33">│ <text:s text:c="1"/>- Heartbeat / poll <text:s text:c="1"/>│ <text:s text:c="15"/>│ <text:s text:c="17"/>│</text:p>
      <text:p text:style-name="P34">└──────────────────────┘ <text:s text:c="15"/>▼ <text:s text:c="17"/>▼</text:p>
      <text:p text:style-name="P35"><text:s text:c="31"/>┌─────────────────────────────┐</text:p>
      <text:p text:style-name="P36"><text:s text:c="31"/>│ <text:s text:c="2"/>Dashboard Backend API <text:s text:c="5"/>│</text:p>
      <text:p text:style-name="P37"><text:s text:c="31"/>│ <text:s text:c="2"/>/dashboard/api/ <text:s text:c="11"/>│</text:p>
      <text:p text:style-name="P38"><text:s text:c="31"/>└───────┬─────────────────────┘</text:p>
      <text:p text:style-name="P39"><text:s text:c="39"/>│</text:p>
      <text:p text:style-name="P40"><text:s text:c="20"/>┌──────────────────┼──────────────────┐</text:p>
      <text:p text:style-name="P41"><text:s text:c="20"/>▼ <text:s text:c="17"/>▼ <text:s text:c="18"/>▼</text:p>
      <text:p text:style-name="P42"><text:s text:c="13"/>┌──────────┐ <text:s text:c="4"/>┌──────────────┐ <text:s text:c="3"/>┌───────────┐</text:p>
      <text:p text:style-name="P43"><text:s text:c="13"/>│ ConfigMap │ <text:s text:c="4"/>│ <text:s text:c="1"/>Pod + Svc <text:s text:c="2"/>│ <text:s text:c="3"/>│ ConfigMap │</text:p>
      <text:p text:style-name="P44"><text:s text:c="13"/>│(devfiles) │ <text:s text:c="4"/>│ (agent pod) <text:s text:c="1"/>│ <text:s text:c="3"/>│(ai-registry)│</text:p>
      <text:p text:style-name="P45"><text:s text:c="13"/>└──────────┘ <text:s text:c="4"/>└──────────────┘ <text:s text:c="3"/>└───────────┘</text:p>
      <text:h text:style-name="Heading_20_3" text:outline-level="3"><text:bookmark-start text:name="agent-pod-vs-poc-devworkspace"/>3.4 Agent Pod vs PoC DevWorkspace<text:bookmark-end text:name="agent-pod-vs-poc-devworkspace"/></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spect</text:p>
            </table:table-cell>
            <table:table-cell table:style-name="TableHeaderRowCell" office:value-type="string">
              <text:p text:style-name="Table_20_Heading">PoC (DevWorkspace)</text:p>
            </table:table-cell>
            <table:table-cell table:style-name="TableHeaderRowCell" office:value-type="string">
              <text:p text:style-name="Table_20_Heading">v1.0 (Pod)</text:p>
            </table:table-cell>
          </table:table-row>
        </table:table-header-rows>
        <table:table-row>
          <table:table-cell table:style-name="TableRowCell" office:value-type="string">
            <text:p text:style-name="Table_20_Contents">Startup time</text:p>
          </table:table-cell>
          <table:table-cell table:style-name="TableRowCell" office:value-type="string">
            <text:p text:style-name="Table_20_Contents">45–60 s</text:p>
          </table:table-cell>
          <table:table-cell table:style-name="TableRowCell" office:value-type="string">
            <text:p text:style-name="Table_20_Contents">5–10 s</text:p>
          </table:table-cell>
        </table:table-row>
        <table:table-row>
          <table:table-cell table:style-name="TableRowCell" office:value-type="string">
            <text:p text:style-name="Table_20_Contents">Routing overhead</text:p>
          </table:table-cell>
          <table:table-cell table:style-name="TableRowCell" office:value-type="string">
            <text:p text:style-name="Table_20_Contents">DevWorkspace controller + Route</text:p>
          </table:table-cell>
          <table:table-cell table:style-name="TableRowCell" office:value-type="string">
            <text:p text:style-name="Table_20_Contents">None; ClusterIP proxied by dashboard</text:p>
          </table:table-cell>
        </table:table-row>
        <table:table-row>
          <table:table-cell table:style-name="TableRowCell" office:value-type="string">
            <text:p text:style-name="Table_20_Contents">Wildcard DNS</text:p>
          </table:table-cell>
          <table:table-cell table:style-name="TableRowCell" office:value-type="string">
            <text:p text:style-name="Table_20_Contents">Required</text:p>
          </table:table-cell>
          <table:table-cell table:style-name="TableRowCell" office:value-type="string">
            <text:p text:style-name="Table_20_Contents">Not required</text:p>
          </table:table-cell>
        </table:table-row>
        <table:table-row>
          <table:table-cell table:style-name="TableRowCell" office:value-type="string">
            <text:p text:style-name="Table_20_Contents">Max per user</text:p>
          </table:table-cell>
          <table:table-cell table:style-name="TableRowCell" office:value-type="string">
            <text:p text:style-name="Table_20_Contents">1 (name conflict)</text:p>
          </table:table-cell>
          <table:table-cell table:style-name="TableRowCell" office:value-type="string">
            <text:p text:style-name="Table_20_Contents">3 (enforced by backend)</text:p>
          </table:table-cell>
        </table:table-row>
        <table:table-row>
          <table:table-cell table:style-name="TableRowCell" office:value-type="string">
            <text:p text:style-name="Table_20_Contents">TTL</text:p>
          </table:table-cell>
          <table:table-cell table:style-name="TableRowCell" office:value-type="string">
            <text:p text:style-name="Table_20_Contents">Manual page-leave stop</text:p>
          </table:table-cell>
          <table:table-cell table:style-name="TableRowCell" office:value-type="string">
            <text:p text:style-name="Table_20_Contents">20 min heartbeat; background cleanup job</text:p>
          </table:table-cell>
        </table:table-row>
        <table:table-row>
          <table:table-cell table:style-name="TableRowCell" office:value-type="string">
            <text:p text:style-name="Table_20_Contents">Image</text:p>
          </table:table-cell>
          <table:table-cell table:style-name="TableRowCell" office:value-type="string">
            <text:p text:style-name="Table_20_Contents">UBI10 + wetty + Node.js</text:p>
          </table:table-cell>
          <table:table-cell table:style-name="TableRowCell" office:value-type="string">
            <text:p text:style-name="Table_20_Contents">scratch + ttyd binary only</text:p>
          </table:table-cell>
        </table:table-row>
      </table:table>
      <text:h text:style-name="Heading_20_3" text:outline-level="3"><text:bookmark-start text:name="plugin-architecture"/>3.5 Plugin Architecture<text:bookmark-end text:name="plugin-architecture"/></text:h>
      <text:p text:style-name="First_20_paragraph">Feature code is not committed to <text:span text:style-name="Source_Text">eclipse-che/che-dashboard</text:span>. It ships as two independently versioned plugins fetched at build time:</text:p>
      <text:p text:style-name="P46">olexii4/che-dashboard-plugins</text:p>
      <text:p text:style-name="P47">├── ai-selector/ <text:s text:c="9"/>→ ai-selector.zip <text:s text:c="8"/>(GitHub Release)</text:p>
      <text:p text:style-name="P48">└── dashboard-ai-agent/ <text:s text:c="2"/>→ dashboard-ai-agent.zip <text:s text:c="1"/>(GitHub Release)</text:p>
      <text:p text:style-name="P49"># Fetched by scripts/fetch-plugins.sh at build time</text:p>
      <text:p text:style-name="P50">curl -L https://github.com/olexii4/che-dashboard-plugins/releases/download/latest/ai-selector.zip</text:p>
      <text:p text:style-name="P51">curl -L https://github.com/olexii4/che-dashboard-plugins/releases/download/latest/dashboard-ai-agent.zip</text:p>
      <text:p text:style-name="Horizontal_20_Line"/>
      <text:h text:style-name="Heading_20_2" text:outline-level="2"><text:bookmark-start text:name="implementation-details"/>4. Implementation Details<text:bookmark-end text:name="implementation-details"/></text:h>
      <text:h text:style-name="Heading_20_3" text:outline-level="3"><text:bookmark-start text:name="backend-devfile-storage-api"/>4.1 Backend: Devfile Storage API<text:bookmark-end text:name="backend-devfile-storage-api"/></text:h>
      <text:p text:style-name="First_20_paragraph">Devfiles are stored in a Kubernetes ConfigMap named <text:span text:style-name="Source_Text">devfile-creator-storage</text:span> in the user’s namespace. Each entry uses a UUID key and raw YAML value. Modification timestamps are stored as ConfigMap annotations.</text:p>
      <text:h text:style-name="Heading_20_4" text:outline-level="4"><text:bookmark-start text:name="api-endpoints"/>API Endpoints<text:bookmark-end text:name="api-endpoint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Method</text:p>
            </table:table-cell>
            <table:table-cell table:style-name="TableHeaderRowCell" office:value-type="string">
              <text:p text:style-name="Table_20_Heading">Endpoint</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GET</text:span></text:p>
          </table:table-cell>
          <table:table-cell table:style-name="TableRowCell" office:value-type="string">
            <text:p text:style-name="Table_20_Contents"><text:span text:style-name="Source_Text">/dashboard/api/devfiles/namespace/:ns</text:span></text:p>
          </table:table-cell>
          <table:table-cell table:style-name="TableRowCell" office:value-type="string">
            <text:p text:style-name="Table_20_Contents">List all devfiles with parsed metadata</text:p>
          </table:table-cell>
        </table:table-row>
        <table:table-row>
          <table:table-cell table:style-name="TableRowCell" office:value-type="string">
            <text:p text:style-name="Table_20_Contents"><text:span text:style-name="Source_Text">POST</text:span></text:p>
          </table:table-cell>
          <table:table-cell table:style-name="TableRowCell" office:value-type="string">
            <text:p text:style-name="Table_20_Contents"><text:span text:style-name="Source_Text">/dashboard/api/devfiles/namespace/:ns</text:span></text:p>
          </table:table-cell>
          <table:table-cell table:style-name="TableRowCell" office:value-type="string">
            <text:p text:style-name="Table_20_Contents">Create devfile; returns <text:span text:style-name="Source_Text">{ id }</text:span></text:p>
          </table:table-cell>
        </table:table-row>
        <table:table-row>
          <table:table-cell table:style-name="TableRowCell" office:value-type="string">
            <text:p text:style-name="Table_20_Contents"><text:span text:style-name="Source_Text">PUT</text:span></text:p>
          </table:table-cell>
          <table:table-cell table:style-name="TableRowCell" office:value-type="string">
            <text:p text:style-name="Table_20_Contents"><text:span text:style-name="Source_Text">/dashboard/api/devfiles/namespace/:ns/:id</text:span></text:p>
          </table:table-cell>
          <table:table-cell table:style-name="TableRowCell" office:value-type="string">
            <text:p text:style-name="Table_20_Contents">Update devfile content</text:p>
          </table:table-cell>
        </table:table-row>
        <table:table-row>
          <table:table-cell table:style-name="TableRowCell" office:value-type="string">
            <text:p text:style-name="Table_20_Contents"><text:span text:style-name="Source_Text">DELETE</text:span></text:p>
          </table:table-cell>
          <table:table-cell table:style-name="TableRowCell" office:value-type="string">
            <text:p text:style-name="Table_20_Contents"><text:span text:style-name="Source_Text">/dashboard/api/devfiles/namespace/:ns/:id</text:span></text:p>
          </table:table-cell>
          <table:table-cell table:style-name="TableRowCell" office:value-type="string">
            <text:p text:style-name="Table_20_Contents">Remove devfile entry</text:p>
          </table:table-cell>
        </table:table-row>
        <table:table-row>
          <table:table-cell table:style-name="TableRowCell" office:value-type="string">
            <text:p text:style-name="Table_20_Contents"><text:span text:style-name="Source_Text">GET</text:span></text:p>
          </table:table-cell>
          <table:table-cell table:style-name="TableRowCell" office:value-type="string">
            <text:p text:style-name="Table_20_Contents"><text:span text:style-name="Source_Text">/dashboard/api/devfiles/namespace/:ns/:id/raw</text:span></text:p>
          </table:table-cell>
          <table:table-cell table:style-name="TableRowCell" office:value-type="string">
            <text:p text:style-name="Table_20_Contents">Raw YAML (used by factory flow)</text:p>
          </table:table-cell>
        </table:table-row>
        <table:table-row>
          <table:table-cell table:style-name="TableRowCell" office:value-type="string">
            <text:p text:style-name="Table_20_Contents"><text:span text:style-name="Source_Text">GET</text:span></text:p>
          </table:table-cell>
          <table:table-cell table:style-name="TableRowCell" office:value-type="string">
            <text:p text:style-name="Table_20_Contents"><text:span text:style-name="Source_Text">/dashboard/api/devfile?version=</text:span></text:p>
          </table:table-cell>
          <table:table-cell table:style-name="TableRowCell" office:value-type="string">
            <text:p text:style-name="Table_20_Contents">Devfile JSON schemas 2.0.0 – 2.3.0</text:p>
          </table:table-cell>
        </table:table-row>
        <table:table-row>
          <table:table-cell table:style-name="TableRowCell" office:value-type="string">
            <text:p text:style-name="Table_20_Contents"><text:span text:style-name="Source_Text">GET</text:span></text:p>
          </table:table-cell>
          <table:table-cell table:style-name="TableRowCell" office:value-type="string">
            <text:p text:style-name="Table_20_Contents"><text:span text:style-name="Source_Text">/dashboard/api/devworkspace-schema</text:span></text:p>
          </table:table-cell>
          <table:table-cell table:style-name="TableRowCell" office:value-type="string">
            <text:p text:style-name="Table_20_Contents">DevWorkspace CRD JSON schema</text:p>
          </table:table-cell>
        </table:table-row>
      </table:table>
      <text:h text:style-name="Heading_20_4" text:outline-level="4"><text:bookmark-start text:name="configmap-structure"/>ConfigMap Structure<text:bookmark-end text:name="configmap-structure"/></text:h>
      <text:p text:style-name="P52">apiVersion: v1</text:p>
      <text:p text:style-name="P53">kind: ConfigMap</text:p>
      <text:p text:style-name="P54">metadata:</text:p>
      <text:p text:style-name="P55"><text:s text:c="2"/>name: devfile-creator-storage</text:p>
      <text:p text:style-name="P56"><text:s text:c="2"/>namespace: &lt;user-namespace&gt;</text:p>
      <text:p text:style-name="P57"><text:s text:c="2"/>labels:</text:p>
      <text:p text:style-name="P58"><text:s text:c="4"/>app.kubernetes.io/component: devfile-creator</text:p>
      <text:p text:style-name="P59"><text:s text:c="4"/>app.kubernetes.io/part-of: che.eclipse.org</text:p>
      <text:p text:style-name="P60"><text:s text:c="2"/>annotations:</text:p>
      <text:p text:style-name="P61"><text:s text:c="4"/>che.eclipse.org/modified-&lt;uuid&gt;: "2026-05-04T10:30:00.000Z"</text:p>
      <text:p text:style-name="P62">data:</text:p>
      <text:p text:style-name="P63"><text:s text:c="2"/>"&lt;uuid&gt;": |</text:p>
      <text:p text:style-name="P64"><text:s text:c="4"/>schemaVersion: 2.2.0</text:p>
      <text:p text:style-name="P65"><text:s text:c="4"/>metadata:</text:p>
      <text:p text:style-name="P66"><text:s text:c="6"/>name: my-python-app</text:p>
      <text:p text:style-name="P67"><text:s text:c="4"/>components:</text:p>
      <text:p text:style-name="P68"><text:s text:c="6"/>- name: tools</text:p>
      <text:p text:style-name="P69"><text:s text:c="8"/>container:</text:p>
      <text:p text:style-name="P70"><text:s text:c="10"/>image: quay.io/devfile/universal-developer-image:ubi8-latest</text:p>
      <text:p text:style-name="P71"><text:s text:c="10"/>memoryLimit: 4Gi</text:p>
      <text:h text:style-name="Heading_20_3" text:outline-level="3"><text:bookmark-start text:name="backend-agent-pod-api"/>4.2 Backend: Agent Pod API<text:bookmark-end text:name="backend-agent-pod-api"/></text:h>
      <text:p text:style-name="First_20_paragraph">Agents run as plain Kubernetes Pods. The backend manages their lifecycle and proxies the ttyd WebSocket.</text:p>
      <text:h text:style-name="Heading_20_4" text:outline-level="4"><text:bookmark-start text:name="api-endpoints-1"/>API Endpoints<text:bookmark-end text:name="api-endpoints-1"/></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Method</text:p>
            </table:table-cell>
            <table:table-cell table:style-name="TableHeaderRowCell" office:value-type="string">
              <text:p text:style-name="Table_20_Heading">Endpoint</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POST</text:span></text:p>
          </table:table-cell>
          <table:table-cell table:style-name="TableRowCell" office:value-type="string">
            <text:p text:style-name="Table_20_Contents"><text:span text:style-name="Source_Text">/dashboard/api/namespace/:ns/agent</text:span></text:p>
          </table:table-cell>
          <table:table-cell table:style-name="TableRowCell" office:value-type="string">
            <text:p text:style-name="Table_20_Contents">Create agent Pod + ClusterIP Service</text:p>
          </table:table-cell>
        </table:table-row>
        <table:table-row>
          <table:table-cell table:style-name="TableRowCell" office:value-type="string">
            <text:p text:style-name="Table_20_Contents"><text:span text:style-name="Source_Text">GET</text:span></text:p>
          </table:table-cell>
          <table:table-cell table:style-name="TableRowCell" office:value-type="string">
            <text:p text:style-name="Table_20_Contents"><text:span text:style-name="Source_Text">/dashboard/api/namespace/:ns/agent/:agentId</text:span></text:p>
          </table:table-cell>
          <table:table-cell table:style-name="TableRowCell" office:value-type="string">
            <text:p text:style-name="Table_20_Contents">Agent pod status</text:p>
          </table:table-cell>
        </table:table-row>
        <table:table-row>
          <table:table-cell table:style-name="TableRowCell" office:value-type="string">
            <text:p text:style-name="Table_20_Contents"><text:span text:style-name="Source_Text">DELETE</text:span></text:p>
          </table:table-cell>
          <table:table-cell table:style-name="TableRowCell" office:value-type="string">
            <text:p text:style-name="Table_20_Contents"><text:span text:style-name="Source_Text">/dashboard/api/namespace/:ns/agent/:agentId</text:span></text:p>
          </table:table-cell>
          <table:table-cell table:style-name="TableRowCell" office:value-type="string">
            <text:p text:style-name="Table_20_Contents">Stop and delete agent pod</text:p>
          </table:table-cell>
        </table:table-row>
        <table:table-row>
          <table:table-cell table:style-name="TableRowCell" office:value-type="string">
            <text:p text:style-name="Table_20_Contents"><text:span text:style-name="Source_Text">POST</text:span></text:p>
          </table:table-cell>
          <table:table-cell table:style-name="TableRowCell" office:value-type="string">
            <text:p text:style-name="Table_20_Contents"><text:span text:style-name="Source_Text">/dashboard/api/namespace/:ns/agent/:agentId/heartbeat</text:span></text:p>
          </table:table-cell>
          <table:table-cell table:style-name="TableRowCell" office:value-type="string">
            <text:p text:style-name="Table_20_Contents">Update <text:span text:style-name="Source_Text">last-heartbeat</text:span> annotation</text:p>
          </table:table-cell>
        </table:table-row>
        <table:table-row>
          <table:table-cell table:style-name="TableRowCell" office:value-type="string">
            <text:p text:style-name="Table_20_Contents"><text:span text:style-name="Source_Text">GET</text:span></text:p>
          </table:table-cell>
          <table:table-cell table:style-name="TableRowCell" office:value-type="string">
            <text:p text:style-name="Table_20_Contents"><text:span text:style-name="Source_Text">/dashboard/api/namespace/:ns/agent-terminal-url</text:span></text:p>
          </table:table-cell>
          <table:table-cell table:style-name="TableRowCell" office:value-type="string">
            <text:p text:style-name="Table_20_Contents">Resolve in-cluster ttyd URL</text:p>
          </table:table-cell>
        </table:table-row>
        <table:table-row>
          <table:table-cell table:style-name="TableRowCell" office:value-type="string">
            <text:p text:style-name="Table_20_Contents"><text:span text:style-name="Source_Text">WS</text:span></text:p>
          </table:table-cell>
          <table:table-cell table:style-name="TableRowCell" office:value-type="string">
            <text:p text:style-name="Table_20_Contents"><text:span text:style-name="Source_Text">/dashboard/api/namespace/:ns/agent/t/ws</text:span></text:p>
          </table:table-cell>
          <table:table-cell table:style-name="TableRowCell" office:value-type="string">
            <text:p text:style-name="Table_20_Contents">WebSocket proxy to ttyd</text:p>
          </table:table-cell>
        </table:table-row>
      </table:table>
      <text:h text:style-name="Heading_20_4" text:outline-level="4"><text:bookmark-start text:name="agent-pod-specification"/>Agent Pod Specification<text:bookmark-end text:name="agent-pod-specification"/></text:h>
      <text:p text:style-name="P72">apiVersion: v1</text:p>
      <text:p text:style-name="P73">kind: Pod</text:p>
      <text:p text:style-name="P74">metadata:</text:p>
      <text:p text:style-name="P75"><text:s text:c="2"/>name: agent-&lt;normalized-id&gt;</text:p>
      <text:p text:style-name="P76"><text:s text:c="2"/>namespace: &lt;user-namespace&gt;</text:p>
      <text:p text:style-name="P77"><text:s text:c="2"/>labels:</text:p>
      <text:p text:style-name="P78"><text:s text:c="4"/>app.kubernetes.io/component: ai-agent</text:p>
      <text:p text:style-name="P79"><text:s text:c="4"/>app.kubernetes.io/part-of: che.eclipse.org</text:p>
      <text:p text:style-name="P80"><text:s text:c="4"/>che.eclipse.org/agent-id: &lt;normalized-id&gt;</text:p>
      <text:p text:style-name="P81"><text:s text:c="2"/>annotations:</text:p>
      <text:p text:style-name="P82"><text:s text:c="4"/>che.eclipse.org/ai-agent-id: &lt;instance-id&gt;</text:p>
      <text:p text:style-name="P83"><text:s text:c="4"/>che.eclipse.org/last-heartbeat: "&lt;ISO-8601&gt;"</text:p>
      <text:p text:style-name="P84">spec:</text:p>
      <text:p text:style-name="P85"><text:s text:c="2"/>automountServiceAccountToken: false</text:p>
      <text:p text:style-name="P86"><text:s text:c="2"/>containers:</text:p>
      <text:p text:style-name="P87"><text:s text:c="4"/>- name: agent</text:p>
      <text:p text:style-name="P88"><text:s text:c="6"/>image: quay.io/oorel/dashboard-agent:next</text:p>
      <text:p text:style-name="P89"><text:s text:c="6"/>ports:</text:p>
      <text:p text:style-name="P90"><text:s text:c="8"/>- containerPort: 8080</text:p>
      <text:p text:style-name="P91"><text:s text:c="6"/>env:</text:p>
      <text:p text:style-name="P92"><text:s text:c="8"/>- name: KUBERNETES_API_URL</text:p>
      <text:p text:style-name="P93"><text:s text:c="10"/>value: https://kubernetes.default.svc</text:p>
      <text:p text:style-name="P94"><text:s text:c="8"/>- name: CHE_USER_TOKEN_FILE</text:p>
      <text:p text:style-name="P95"><text:s text:c="10"/>value: /var/run/secrets/che/token</text:p>
      <text:p text:style-name="P96"><text:s text:c="6"/>volumeMounts:</text:p>
      <text:p text:style-name="P97"><text:s text:c="8"/>- name: che-user-token</text:p>
      <text:p text:style-name="P98"><text:s text:c="10"/>mountPath: /var/run/secrets/che/token</text:p>
      <text:p text:style-name="P99"><text:s text:c="10"/>readOnly: true</text:p>
      <text:p text:style-name="P100"><text:s text:c="8"/>- name: tmp-dir</text:p>
      <text:p text:style-name="P101"><text:s text:c="10"/>mountPath: /tmp</text:p>
      <text:p text:style-name="P102"><text:s text:c="2"/>volumes:</text:p>
      <text:p text:style-name="P103"><text:s text:c="4"/>- name: che-user-token</text:p>
      <text:p text:style-name="P104"><text:s text:c="6"/>secret:</text:p>
      <text:p text:style-name="P105"><text:s text:c="8"/>secretName: agent-&lt;id&gt;-token</text:p>
      <text:p text:style-name="P106"><text:s text:c="4"/>- name: tmp-dir</text:p>
      <text:p text:style-name="P107"><text:s text:c="6"/>emptyDir: {}</text:p>
      <text:h text:style-name="Heading_20_4" text:outline-level="4"><text:bookmark-start text:name="agent-lifecycle-management"/>Agent Lifecycle Management<text:bookmark-end text:name="agent-lifecycle-management"/></text:h>
      <text:list text:style-name="L2">
        <text:list-item>
          <text:p text:style-name="P108">Pod created on-demand when user clicks <text:span text:style-name="T1">Start Agent</text:span></text:p>
        </text:list-item>
        <text:list-item>
          <text:p text:style-name="P108">Backend checks for terminating pods with the same name and force-deletes them (<text:span text:style-name="Source_Text">gracePeriodSeconds: 0</text:span>) before creating a new one</text:p>
        </text:list-item>
        <text:list-item>
          <text:p text:style-name="P108">Frontend polls <text:span text:style-name="Source_Text">/agent/:id</text:span> every 3 s while pod is PENDING</text:p>
        </text:list-item>
        <text:list-item>
          <text:p text:style-name="P108">Terminal URL polled every 3 s once pod is Running+ready</text:p>
        </text:list-item>
        <text:list-item>
          <text:p text:style-name="P108">Heartbeat sent every <text:span text:style-name="T1">30 seconds</text:span>; backend stamps <text:span text:style-name="Source_Text">che.eclipse.org/last-heartbeat</text:span></text:p>
        </text:list-item>
        <text:list-item>
          <text:p text:style-name="P108">Pods idle for <text:span text:style-name="T1">20 minutes</text:span> garbage-collected by a 5-minute background job</text:p>
        </text:list-item>
        <text:list-item>
          <text:p text:style-name="P108">Max <text:span text:style-name="T1">3 concurrent agent pods</text:span> per user enforced at creation time</text:p>
        </text:list-item>
        <text:list-item>
          <text:p text:style-name="P108">Pod deleted with <text:span text:style-name="Source_Text">keepalive: true</text:span> on page leave (<text:span text:style-name="Source_Text">beforeunload</text:span> + <text:span text:style-name="Source_Text">componentWillUnmount</text:span>)</text:p>
        </text:list-item>
      </text:list>
      <text:h text:style-name="Heading_20_3" text:outline-level="3"><text:bookmark-start text:name="backend-ai-registries"/>4.3 Backend: AI Registries<text:bookmark-end text:name="backend-ai-registries"/></text:h>
      <text:h text:style-name="Heading_20_4" text:outline-level="4"><text:bookmark-start text:name="ai-agent-registry"/>AI Agent Registry<text:bookmark-end text:name="ai-agent-registry"/></text:h>
      <text:p text:style-name="First_20_paragraph">Reads agent definitions from a ConfigMap labeled <text:span text:style-name="Source_Text">app.kubernetes.io/component=ai-agent-registry</text:span> in the Che namespace:</text:p>
      <text:p text:style-name="P109">GET /dashboard/api/ai-agent-registry</text:p>
      <text:h text:style-name="Heading_20_4" text:outline-level="4"><text:bookmark-start text:name="ai-tool-registry-ai-selector-plugin"/>AI Tool Registry (ai-selector plugin)<text:bookmark-end text:name="ai-tool-registry-ai-selector-plugin"/></text:h>
      <text:p text:style-name="P110">GET /dashboard/api/ai-config</text:p>
      <text:p text:style-name="P111">GET /dashboard/api/ai-registry</text:p>
      <text:p text:style-name="P112">GET/POST/DELETE /dashboard/api/namespace/:ns/ai-provider-key</text:p>
      <text:h text:style-name="Heading_20_3" text:outline-level="3"><text:bookmark-start text:name="frontend-devfile-creator-list-page"/>4.4 Frontend: Devfile Creator List Page<text:bookmark-end text:name="frontend-devfile-creator-list-page"/></text:h>
      <text:p text:style-name="First_20_paragraph">Route: <text:span text:style-name="Source_Text">/devfiles</text:span></text:p>
      <text:h text:style-name="Heading_20_4" text:outline-level="4"><text:bookmark-start text:name="key-features"/>Key Features<text:bookmark-end text:name="key-features"/></text:h>
      <text:list text:style-name="L3">
        <text:list-item>
          <text:p text:style-name="P113">“<text:span text:style-name="T1">Devfiles (N)</text:span>” sidebar navigation entry with live count from Redux store</text:p>
        </text:list-item>
        <text:list-item>
          <text:p text:style-name="P113">Filterable by name and description via <text:span text:style-name="Source_Text">SearchInput</text:span></text:p>
        </text:list-item>
        <text:list-item>
          <text:p text:style-name="P113">Sortable columns (Name, Description, Last Modified, Projects)</text:p>
        </text:list-item>
        <text:list-item>
          <text:p text:style-name="P113">Create modal: name + description fields; creates devfile, navigates to editor</text:p>
        </text:list-item>
        <text:list-item>
          <text:p text:style-name="P113">Row actions: open editor, download as <text:span text:style-name="Source_Text">.devfile.yaml</text:span>, delete with confirmation</text:p>
        </text:list-item>
        <text:list-item>
          <text:p text:style-name="P113">Bulk delete: select multiple rows, delete all</text:p>
        </text:list-item>
        <text:list-item>
          <text:p text:style-name="P113">Empty state prompting users to create their first devfile</text:p>
        </text:list-item>
      </text:list>
      <text:h text:style-name="Heading_20_4" text:outline-level="4"><text:bookmark-start text:name="route-configuration"/>Route Configuration<text:bookmark-end text:name="route-configuration"/></text:h>
      <text:p text:style-name="P114">// Routes/index.tsx</text:p>
      <text:p text:style-name="P115">export enum ROUTE {</text:p>
      <text:p text:style-name="P116"><text:s text:c="2"/>DEVFILES = '/devfiles',</text:p>
      <text:p text:style-name="P117"><text:s text:c="2"/>DEVFILE_DETAILS = '/devfile/:namespace/:devfileId',</text:p>
      <text:p text:style-name="P118">}</text:p>
      <text:h text:style-name="Heading_20_3" text:outline-level="3"><text:bookmark-start text:name="frontend-devfile-details-page"/>4.5 Frontend: Devfile Details Page<text:bookmark-end text:name="frontend-devfile-details-page"/></text:h>
      <text:p text:style-name="First_20_paragraph">Route: <text:span text:style-name="Source_Text">/devfile/:namespace/:devfileId</text:span></text:p>
      <text:p text:style-name="Text_20_body">The page uses a PatternFly <text:span text:style-name="Source_Text">Drawer</text:span> layout. The right panel dynamically resizes: 500 px when the agent is not connected, 50% width when the terminal is active.</text:p>
      <text:h text:style-name="Heading_20_4" text:outline-level="4"><text:bookmark-start text:name="left-panel-yaml-editor-codemirror-6"/>Left Panel: YAML Editor (CodeMirror 6)<text:bookmark-end text:name="left-panel-yaml-editor-codemirror-6"/></text:h>
      <text:list text:style-name="L4">
        <text:list-item>
          <text:p text:style-name="P119"><text:span text:style-name="Source_Text">DevfileEditor</text:span> component with <text:span text:style-name="Source_Text">@codemirror/lang-yaml</text:span> syntax highlighting</text:p>
        </text:list-item>
        <text:list-item>
          <text:p text:style-name="P119"><text:span text:style-name="T1">Schema linting</text:span>: <text:span text:style-name="Source_Text">yamlSchemaLinter</text:span> extension validates with Ajv against the Devfile JSON schema; errors shown as CodeMirror diagnostics with line and column</text:p>
        </text:list-item>
        <text:list-item>
          <text:p text:style-name="P119"><text:span text:style-name="T1">Autocompletion</text:span>: <text:span text:style-name="Source_Text">yamlSchemaCompletion</text:span> extension provides JSON Schema-driven suggestions</text:p>
        </text:list-item>
        <text:list-item>
          <text:p text:style-name="P119"><text:span text:style-name="Source_Text">DevfileEditorTools</text:span> toolbar: Save, Refresh, Expand to full screen</text:p>
        </text:list-item>
        <text:list-item>
          <text:p text:style-name="P119"><text:span text:style-name="T1">Real-time sync</text:span>: WebSocket <text:span text:style-name="Source_Text">CONFIGMAP</text:span> channel updates editor when the agent writes to the ConfigMap — no manual copy/paste required</text:p>
        </text:list-item>
      </text:list>
      <text:h text:style-name="Heading_20_4" text:outline-level="4"><text:bookmark-start text:name="right-panel-ai-agent"/>Right Panel: AI Agent<text:bookmark-end text:name="right-panel-ai-agent"/></text:h>
      <text:list text:style-name="L5">
        <text:list-item>
          <text:p text:style-name="P120">Empty state with <text:span text:style-name="T1">Start Agent</text:span> button when no pod is running</text:p>
        </text:list-item>
        <text:list-item>
          <text:p text:style-name="P120"><text:span text:style-name="Source_Text">AgentPodEvents</text:span> streaming Kubernetes pod events during PENDING phase</text:p>
        </text:list-item>
        <text:list-item>
          <text:p text:style-name="P120"><text:span text:style-name="Source_Text">AgentTerminal</text:span> component when pod is Running + ready:</text:p>
          <text:list text:style-name="L6">
            <text:list-item>
              <text:p text:style-name="P121">iframe embedding ttyd at the dashboard WebSocket proxy endpoint</text:p>
            </text:list-item>
            <text:list-item>
              <text:p text:style-name="P121">Bi-directional dark/light theme sync injected via <text:span text:style-name="Source_Text">postMessage</text:span></text:p>
            </text:list-item>
          </text:list>
        </text:list-item>
        <text:list-item>
          <text:p text:style-name="P120"><text:span text:style-name="Source_Text">TerminalTools</text:span> toolbar: Clear, Copy, Toggle theme</text:p>
        </text:list-item>
        <text:list-item>
          <text:p text:style-name="P120"><text:span text:style-name="T1">Stop Agent</text:span> button deletes the pod and clears terminal URL</text:p>
        </text:list-item>
      </text:list>
      <text:h text:style-name="Heading_20_4" text:outline-level="4"><text:bookmark-start text:name="header-actions"/>Header Actions<text:bookmark-end text:name="header-actions"/></text:h>
      <text:list text:style-name="L7">
        <text:list-item>
          <text:p text:style-name="P122">Breadcrumb navigation back to Devfiles list</text:p>
        </text:list-item>
        <text:list-item>
          <text:p text:style-name="P122"><text:span text:style-name="T1">Create Workspace</text:span> button (navigates to factory flow with raw devfile URL)</text:p>
        </text:list-item>
        <text:list-item>
          <text:p text:style-name="P122">Kebab dropdown: Download as YAML, Delete with confirmation</text:p>
        </text:list-item>
      </text:list>
      <text:h text:style-name="Heading_20_3" text:outline-level="3"><text:bookmark-start text:name="dashboard-agent-container"/>4.6 Dashboard Agent Container<text:bookmark-end text:name="dashboard-agent-container"/></text:h>
      <text:p text:style-name="First_20_paragraph">The dashboard-agent image is a multi-stage build producing a <text:span text:style-name="T1">scratch-based image</text:span> with no OS base layer.</text:p>
      <text:h text:style-name="Heading_20_4" text:outline-level="4"><text:bookmark-start text:name="image-architecture"/>Image Architecture<text:bookmark-end text:name="image-architecture"/></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Layer</text:p>
            </table:table-cell>
            <table:table-cell table:style-name="TableHeaderRowCell" office:value-type="string">
              <text:p text:style-name="Table_20_Heading">Base</text:p>
            </table:table-cell>
            <table:table-cell table:style-name="TableHeaderRowCell" office:value-type="string">
              <text:p text:style-name="Table_20_Heading">Contents</text:p>
            </table:table-cell>
          </table:table-row>
        </table:table-header-rows>
        <table:table-row>
          <table:table-cell table:style-name="TableRowCell" office:value-type="string">
            <text:p text:style-name="Table_20_Contents">Build stage</text:p>
          </table:table-cell>
          <table:table-cell table:style-name="TableRowCell" office:value-type="string">
            <text:p text:style-name="Table_20_Contents"><text:span text:style-name="Source_Text">ubuntu:22.04</text:span></text:p>
          </table:table-cell>
          <table:table-cell table:style-name="TableRowCell" office:value-type="string">
            <text:p text:style-name="Table_20_Contents">Downloads Claude Code Bun binary, ttyd static binary, kubectl</text:p>
          </table:table-cell>
        </table:table-row>
        <table:table-row>
          <table:table-cell table:style-name="TableRowCell" office:value-type="string">
            <text:p text:style-name="Table_20_Contents">Runtime stage</text:p>
          </table:table-cell>
          <table:table-cell table:style-name="TableRowCell" office:value-type="string">
            <text:p text:style-name="Table_20_Contents"><text:span text:style-name="Source_Text">scratch</text:span></text:p>
          </table:table-cell>
          <table:table-cell table:style-name="TableRowCell" office:value-type="string">
            <text:p text:style-name="Table_20_Contents">Bash + shared libs, Claude Code, ttyd, kubectl, wrapper scripts</text:p>
          </table:table-cell>
        </table:table-row>
      </table:table>
      <text:h text:style-name="Heading_20_4" text:outline-level="4"><text:bookmark-start text:name="key-design-decisions-vs-poc"/>Key Design Decisions vs PoC<text:bookmark-end text:name="key-design-decisions-vs-poc"/></text:h>
      <text:list text:style-name="L8">
        <text:list-item>
          <text:p text:style-name="P123"><text:span text:style-name="T1">ttyd replaces wetty</text:span> — ttyd is a single static binary (~5 MB) requiring no Node.js, npm, or ES module resolution; eliminates the wetty ESM symlink issue entirely</text:p>
        </text:list-item>
        <text:list-item>
          <text:p text:style-name="P123"><text:span text:style-name="T1">scratch base</text:span> — no OS package manager, no package vulnerabilities, image under 50 MB</text:p>
        </text:list-item>
        <text:list-item>
          <text:p text:style-name="P123"><text:span text:style-name="T1">Bun standalone binary for Claude Code</text:span> — self-contained, no Node.js runtime needed</text:p>
        </text:list-item>
        <text:list-item>
          <text:p text:style-name="P123"><text:span text:style-name="T1">Dashboard WebSocket proxy</text:span> — browser connects to <text:span text:style-name="Source_Text">/dashboard/api/namespace/:ns/agent/t/ws</text:span>; dashboard proxies to the ClusterIP Service; no cross-origin or OpenShift Route required</text:p>
        </text:list-item>
        <text:list-item>
          <text:p text:style-name="P123"><text:span text:style-name="T1">OpenShift arbitrary UID support</text:span> — wrapper detects non-writable <text:span text:style-name="Source_Text">$HOME</text:span> and redirects to <text:span text:style-name="Source_Text">/tmp/claude-home</text:span></text:p>
        </text:list-item>
        <text:list-item>
          <text:p text:style-name="P123"><text:span text:style-name="T1">kubectl bundled</text:span> — agent can read pod events and patch DevWorkspaces using the user token mounted from a Secret</text:p>
        </text:list-item>
      </text:list>
      <text:h text:style-name="Heading_20_4" text:outline-level="4"><text:bookmark-start text:name="entrypoint-flow"/>Entrypoint Flow<text:bookmark-end text:name="entrypoint-flow"/></text:h>
      <text:p text:style-name="P124">entrypoint.sh:</text:p>
      <text:p text:style-name="P125"><text:s text:c="2"/>1. Detect if $HOME is writable (OpenShift arbitrary UID check)</text:p>
      <text:p text:style-name="P126"><text:s text:c="2"/>2. If not: HOME=/tmp/claude-home; mkdir -p ~/.claude ~/.local/bin</text:p>
      <text:p text:style-name="P127"><text:s text:c="2"/>3. Export PATH including ~/.local/bin</text:p>
      <text:p text:style-name="P128"><text:s text:c="2"/>4. Start ttyd on port 8080:</text:p>
      <text:p text:style-name="P129"><text:s text:c="7"/>ttyd --writable bash -c "claude --dangerously-skip-permissions &lt;initCommand&gt;"</text:p>
      <text:h text:style-name="Heading_20_4" text:outline-level="4"><text:bookmark-start text:name="claude.md-agent-skills"/>CLAUDE.md Agent Skills<text:bookmark-end text:name="claude.md-agent-skills"/></text:h>
      <text:p text:style-name="First_20_paragraph">The agent image includes a <text:span text:style-name="Source_Text">skills/CLAUDE.md</text:span> system-prompt file injected via <text:span text:style-name="Source_Text">--append-system-prompt</text:span> that provides:</text:p>
      <text:list text:style-name="L9">
        <text:list-item>
          <text:p text:style-name="P130"><text:span text:style-name="T1">Devfile schema knowledge</text:span>: schemaVersion 2.0–2.3, components, commands, events, projects</text:p>
        </text:list-item>
        <text:list-item>
          <text:p text:style-name="P130"><text:span text:style-name="T1">Critical rules</text:span>: every non-UDI container must have <text:span text:style-name="Source_Text">args: [tail, -f, /dev/null]</text:span>; banned tools (<text:span text:style-name="Source_Text">python3</text:span>, <text:span text:style-name="Source_Text">awk</text:span>, <text:span text:style-name="Source_Text">node</text:span>) — use <text:span text:style-name="Source_Text">jq</text:span>, <text:span text:style-name="Source_Text">sed</text:span>, <text:span text:style-name="Source_Text">curl</text:span></text:p>
        </text:list-item>
        <text:list-item>
          <text:p text:style-name="P130"><text:span text:style-name="T1">ConfigMap API access</text:span>: how to read/write the <text:span text:style-name="Source_Text">devfile-creator-storage</text:span> ConfigMap using the mounted user token and <text:span text:style-name="Source_Text">kubectl</text:span></text:p>
        </text:list-item>
        <text:list-item>
          <text:p text:style-name="P130"><text:span text:style-name="T1">DevWorkspace troubleshooting</text:span>: how to read pod events, inspect logs, and patch DevWorkspace specs</text:p>
        </text:list-item>
      </text:list>
      <text:h text:style-name="Heading_20_3" text:outline-level="3"><text:bookmark-start text:name="terminal-integration-ttyd-via-websocket-proxy"/>4.7 Terminal Integration: ttyd via WebSocket Proxy<text:bookmark-end text:name="terminal-integration-ttyd-via-websocket-proxy"/></text:h>
      <text:p text:style-name="First_20_paragraph">The terminal is rendered using <text:span text:style-name="T1">ttyd</text:span> (Tiny TTY Daemon), a single-binary web terminal that serves xterm.js as a standalone page over WebSocket.</text:p>
      <text:h text:style-name="Heading_20_4" text:outline-level="4"><text:bookmark-start text:name="why-ttyd-instead-of-wetty-poc"/>Why ttyd Instead of Wetty (PoC)<text:bookmark-end text:name="why-ttyd-instead-of-wetty-poc"/></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Concern</text:p>
            </table:table-cell>
            <table:table-cell table:style-name="TableHeaderRowCell" office:value-type="string">
              <text:p text:style-name="Table_20_Heading">Wetty (PoC)</text:p>
            </table:table-cell>
            <table:table-cell table:style-name="TableHeaderRowCell" office:value-type="string">
              <text:p text:style-name="Table_20_Heading">ttyd (v1.0)</text:p>
            </table:table-cell>
          </table:table-row>
        </table:table-header-rows>
        <table:table-row>
          <table:table-cell table:style-name="TableRowCell" office:value-type="string">
            <text:p text:style-name="Table_20_Contents">Image size</text:p>
          </table:table-cell>
          <table:table-cell table:style-name="TableRowCell" office:value-type="string">
            <text:p text:style-name="Table_20_Contents">~200 MB (Node.js + npm)</text:p>
          </table:table-cell>
          <table:table-cell table:style-name="TableRowCell" office:value-type="string">
            <text:p text:style-name="Table_20_Contents">~50 MB (binary only)</text:p>
          </table:table-cell>
        </table:table-row>
        <table:table-row>
          <table:table-cell table:style-name="TableRowCell" office:value-type="string">
            <text:p text:style-name="Table_20_Contents">ESM resolution</text:p>
          </table:table-cell>
          <table:table-cell table:style-name="TableRowCell" office:value-type="string">
            <text:p text:style-name="Table_20_Contents">Failed with symlinks</text:p>
          </table:table-cell>
          <table:table-cell table:style-name="TableRowCell" office:value-type="string">
            <text:p text:style-name="Table_20_Contents">Not applicable (static binary)</text:p>
          </table:table-cell>
        </table:table-row>
        <table:table-row>
          <table:table-cell table:style-name="TableRowCell" office:value-type="string">
            <text:p text:style-name="Table_20_Contents">OpenShift Route</text:p>
          </table:table-cell>
          <table:table-cell table:style-name="TableRowCell" office:value-type="string">
            <text:p text:style-name="Table_20_Contents">Required (public endpoint)</text:p>
          </table:table-cell>
          <table:table-cell table:style-name="TableRowCell" office:value-type="string">
            <text:p text:style-name="Table_20_Contents">Not required (ClusterIP + proxy)</text:p>
          </table:table-cell>
        </table:table-row>
        <table:table-row>
          <table:table-cell table:style-name="TableRowCell" office:value-type="string">
            <text:p text:style-name="Table_20_Contents">Cross-origin</text:p>
          </table:table-cell>
          <table:table-cell table:style-name="TableRowCell" office:value-type="string">
            <text:p text:style-name="Table_20_Contents">Required CORS config</text:p>
          </table:table-cell>
          <table:table-cell table:style-name="TableRowCell" office:value-type="string">
            <text:p text:style-name="Table_20_Contents">Transparent (same-origin proxy)</text:p>
          </table:table-cell>
        </table:table-row>
      </table:table>
      <text:h text:style-name="Heading_20_4" text:outline-level="4"><text:bookmark-start text:name="terminal-url-discovery"/>Terminal URL Discovery<text:bookmark-end text:name="terminal-url-discovery"/></text:h>
      <text:p text:style-name="P131">Frontend polls: GET /dashboard/api/namespace/:ns/agent-terminal-url</text:p>
      <text:p text:style-name="P132"><text:s text:c="2"/>→ Backend: resolve ClusterIP of agent-&lt;id&gt;-svc Service</text:p>
      <text:p text:style-name="P133"><text:s text:c="2"/>→ Return: { url: "http://agent-&lt;id&gt;-svc.&lt;ns&gt;.svc:8080" }</text:p>
      <text:p text:style-name="P134"/>
      <text:p text:style-name="P135">Frontend: connect iframe to dashboard WS proxy</text:p>
      <text:p text:style-name="P136"><text:s text:c="2"/>→ Browser WebSocket: wss://&lt;dashboard&gt;/dashboard/api/namespace/:ns/agent/t/ws</text:p>
      <text:p text:style-name="P137"><text:s text:c="2"/>→ Dashboard: TCP proxy to http://&lt;clusterip&gt;:8080 (ttyd WS endpoint)</text:p>
      <text:h text:style-name="Heading_20_3" text:outline-level="3"><text:bookmark-start text:name="workspace-loader-devworkspace-tab"/>4.8 Workspace Loader — DevWorkspace Tab<text:bookmark-end text:name="workspace-loader-devworkspace-tab"/></text:h>
      <text:p text:style-name="First_20_paragraph">The <text:span text:style-name="T1">DevWorkspace</text:span> tab appears on the workspace loading page (<text:span text:style-name="Source_Text">/ide/:ns/:name</text:span>) when the AI Agent Registry has at least one agent configured.</text:p>
      <text:list text:style-name="L10">
        <text:list-item>
          <text:p text:style-name="P138">Full DevWorkspace YAML editor backed by the DevWorkspace CRD JSON schema</text:p>
        </text:list-item>
        <text:list-item>
          <text:p text:style-name="P138">Same <text:span text:style-name="Source_Text">LoaderAgentPanel</text:span> component: editor left, agent panel right</text:p>
        </text:list-item>
        <text:list-item>
          <text:p text:style-name="P138">Agent can read pod events, inspect logs, and patch the DevWorkspace spec</text:p>
        </text:list-item>
        <text:list-item>
          <text:p text:style-name="P138">Workspace <text:span text:style-name="Source_Text">TimeLimit</text:span> countdown <text:span text:style-name="T1">suspended</text:span> while agent is running</text:p>
        </text:list-item>
        <text:list-item>
          <text:p text:style-name="P138">Workspace start/stop dropdown added to the loader page header</text:p>
        </text:list-item>
      </text:list>
      <text:p text:style-name="Horizontal_20_Line"/>
      <text:h text:style-name="Heading_20_2" text:outline-level="2"><text:bookmark-start text:name="state-management"/>5. State Management<text:bookmark-end text:name="state-management"/></text:h>
      <text:h text:style-name="Heading_20_3" text:outline-level="3"><text:bookmark-start text:name="localdevfiles-redux-store"/>5.1 <text:span text:style-name="Source_Text">LocalDevfiles</text:span> Redux Store<text:bookmark-end text:name="localdevfiles-redux-store"/></text:h>
      <text:p text:style-name="P139">interface LocalDevfilesState {</text:p>
      <text:p text:style-name="P140"><text:s text:c="2"/>devfiles: LocalDevfile[];</text:p>
      <text:p text:style-name="P141"><text:s text:c="2"/>isLoading: boolean;</text:p>
      <text:p text:style-name="P142"><text:s text:c="2"/>error: string | undefined;</text:p>
      <text:p text:style-name="P143"><text:s text:c="2"/>agentTerminalUrl: string | undefined;</text:p>
      <text:p text:style-name="P144"><text:s text:c="2"/>agentPodStatuses: AgentPodStatus[];</text:p>
      <text:p text:style-name="P145"><text:s text:c="2"/>configMapResourceVersion: string;</text:p>
      <text:p text:style-name="P146">}</text:p>
      <text:p text:style-name="P147"/>
      <text:p text:style-name="P148">interface LocalDevfile {</text:p>
      <text:p text:style-name="P149"><text:s text:c="2"/>id: string; <text:s text:c="11"/>// UUID — ConfigMap entry key</text:p>
      <text:p text:style-name="P150"><text:s text:c="2"/>name: string; <text:s text:c="9"/>// from metadata.name / generateName</text:p>
      <text:p text:style-name="P151"><text:s text:c="2"/>description: string; <text:s text:c="2"/>// from metadata.description</text:p>
      <text:p text:style-name="P152"><text:s text:c="2"/>content: string; <text:s text:c="6"/>// raw YAML</text:p>
      <text:p text:style-name="P153"><text:s text:c="2"/>projectNames: string[];// parsed project names</text:p>
      <text:p text:style-name="P154"><text:s text:c="2"/>lastModified: string; <text:s text:c="1"/>// ISO timestamp from ConfigMap annotation</text:p>
      <text:p text:style-name="P155">}</text:p>
      <text:p text:style-name="P156"/>
      <text:p text:style-name="P157">interface AgentPodStatus {</text:p>
      <text:p text:style-name="P158"><text:s text:c="2"/>agentId: string;</text:p>
      <text:p text:style-name="P159"><text:s text:c="2"/>name: string; <text:s text:c="9"/>// pod name</text:p>
      <text:p text:style-name="P160"><text:s text:c="2"/>phase: AgentPodPhase; <text:s text:c="1"/>// Pending | Running | Succeeded | Failed | Unknown</text:p>
      <text:p text:style-name="P161"><text:s text:c="2"/>ready: boolean; <text:s text:c="7"/>// containerStatuses[].ready</text:p>
      <text:p text:style-name="P162"><text:s text:c="2"/>serviceUrl: string | undefined; // in-cluster ClusterIP URL when ready</text:p>
      <text:p text:style-name="P163">}</text:p>
      <text:h text:style-name="Heading_20_3" text:outline-level="3"><text:bookmark-start text:name="actions"/>5.2 Actions<text:bookmark-end text:name="actions"/></text:h>
      <table:table table:name="Table9" table:style-name="Table9">
        <table:table-column table:style-name="Table9.A"/>
        <table:table-column table:style-name="Table9.B"/>
        <table:table-header-rows>
          <table:table-row>
            <table:table-cell table:style-name="TableHeaderRowCell" office:value-type="string">
              <text:p text:style-name="Table_20_Heading">Actio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requestDevfiles()</text:span></text:p>
          </table:table-cell>
          <table:table-cell table:style-name="TableRowCell" office:value-type="string">
            <text:p text:style-name="Table_20_Contents">Fetch all devfiles from backend; subscribe to CONFIGMAP channel</text:p>
          </table:table-cell>
        </table:table-row>
        <table:table-row>
          <table:table-cell table:style-name="TableRowCell" office:value-type="string">
            <text:p text:style-name="Table_20_Contents"><text:span text:style-name="Source_Text">createDevfile(name, desc, content)</text:span></text:p>
          </table:table-cell>
          <table:table-cell table:style-name="TableRowCell" office:value-type="string">
            <text:p text:style-name="Table_20_Contents">Create devfile; return id</text:p>
          </table:table-cell>
        </table:table-row>
        <table:table-row>
          <table:table-cell table:style-name="TableRowCell" office:value-type="string">
            <text:p text:style-name="Table_20_Contents"><text:span text:style-name="Source_Text">saveDevfile(id, content)</text:span></text:p>
          </table:table-cell>
          <table:table-cell table:style-name="TableRowCell" office:value-type="string">
            <text:p text:style-name="Table_20_Contents">PUT devfile content</text:p>
          </table:table-cell>
        </table:table-row>
        <table:table-row>
          <table:table-cell table:style-name="TableRowCell" office:value-type="string">
            <text:p text:style-name="Table_20_Contents"><text:span text:style-name="Source_Text">deleteDevfile(id)</text:span></text:p>
          </table:table-cell>
          <table:table-cell table:style-name="TableRowCell" office:value-type="string">
            <text:p text:style-name="Table_20_Contents">DELETE devfile entry</text:p>
          </table:table-cell>
        </table:table-row>
        <table:table-row>
          <table:table-cell table:style-name="TableRowCell" office:value-type="string">
            <text:p text:style-name="Table_20_Contents"><text:span text:style-name="Source_Text">startAgent(agent, instanceId)</text:span></text:p>
          </table:table-cell>
          <table:table-cell table:style-name="TableRowCell" office:value-type="string">
            <text:p text:style-name="Table_20_Contents">POST create agent pod; dispatch PENDING status</text:p>
          </table:table-cell>
        </table:table-row>
        <table:table-row>
          <table:table-cell table:style-name="TableRowCell" office:value-type="string">
            <text:p text:style-name="Table_20_Contents"><text:span text:style-name="Source_Text">stopAgent(agentId)</text:span></text:p>
          </table:table-cell>
          <table:table-cell table:style-name="TableRowCell" office:value-type="string">
            <text:p text:style-name="Table_20_Contents">DELETE agent pod; clear terminal URL</text:p>
          </table:table-cell>
        </table:table-row>
        <table:table-row>
          <table:table-cell table:style-name="TableRowCell" office:value-type="string">
            <text:p text:style-name="Table_20_Contents"><text:span text:style-name="Source_Text">sendHeartbeat(agentId)</text:span></text:p>
          </table:table-cell>
          <table:table-cell table:style-name="TableRowCell" office:value-type="string">
            <text:p text:style-name="Table_20_Contents">POST heartbeat to extend TTL</text:p>
          </table:table-cell>
        </table:table-row>
        <table:table-row>
          <table:table-cell table:style-name="TableRowCell" office:value-type="string">
            <text:p text:style-name="Table_20_Contents"><text:span text:style-name="Source_Text">fetchAgentStatus(agentId)</text:span></text:p>
          </table:table-cell>
          <table:table-cell table:style-name="TableRowCell" office:value-type="string">
            <text:p text:style-name="Table_20_Contents">GET pod status; poll while PENDING</text:p>
          </table:table-cell>
        </table:table-row>
        <table:table-row>
          <table:table-cell table:style-name="TableRowCell" office:value-type="string">
            <text:p text:style-name="Table_20_Contents"><text:span text:style-name="Source_Text">fetchAgentTerminalUrl(agentId, port)</text:span></text:p>
          </table:table-cell>
          <table:table-cell table:style-name="TableRowCell" office:value-type="string">
            <text:p text:style-name="Table_20_Contents">GET terminal URL; poll while Running</text:p>
          </table:table-cell>
        </table:table-row>
        <table:table-row>
          <table:table-cell table:style-name="TableRowCell" office:value-type="string">
            <text:p text:style-name="Table_20_Contents"><text:span text:style-name="Source_Text">subscribeToAgentPodChanges()</text:span></text:p>
          </table:table-cell>
          <table:table-cell table:style-name="TableRowCell" office:value-type="string">
            <text:p text:style-name="Table_20_Contents">Add listener on WebSocket POD channel</text:p>
          </table:table-cell>
        </table:table-row>
        <table:table-row>
          <table:table-cell table:style-name="TableRowCell" office:value-type="string">
            <text:p text:style-name="Table_20_Contents"><text:span text:style-name="Source_Text">subscribeToConfigMapChanges()</text:span></text:p>
          </table:table-cell>
          <table:table-cell table:style-name="TableRowCell" office:value-type="string">
            <text:p text:style-name="Table_20_Contents">Subscribe to CONFIGMAP WebSocket channel</text:p>
          </table:table-cell>
        </table:table-row>
        <table:table-row>
          <table:table-cell table:style-name="TableRowCell" office:value-type="string">
            <text:p text:style-name="Table_20_Contents"><text:span text:style-name="Source_Text">clearAgentTerminalUrl</text:span></text:p>
          </table:table-cell>
          <table:table-cell table:style-name="TableRowCell" office:value-type="string">
            <text:p text:style-name="Table_20_Contents">Reset terminal URL (lifecycle cleanup)</text:p>
          </table:table-cell>
        </table:table-row>
      </table:table>
      <text:h text:style-name="Heading_20_3" text:outline-level="3"><text:bookmark-start text:name="aiagentregistry-redux-store"/>5.3 <text:span text:style-name="Source_Text">AiAgentRegistry</text:span> Redux Store<text:bookmark-end text:name="aiagentregistry-redux-store"/></text:h>
      <text:p text:style-name="P164">interface AiAgentRegistryState {</text:p>
      <text:p text:style-name="P165"><text:s text:c="2"/>agents: AiAgentDefinition[];</text:p>
      <text:p text:style-name="P166"><text:s text:c="2"/>defaultAgentId: string;</text:p>
      <text:p text:style-name="P167"><text:s text:c="2"/>isLoading: boolean;</text:p>
      <text:p text:style-name="P168"><text:s text:c="2"/>error: string | undefined;</text:p>
      <text:p text:style-name="P169">}</text:p>
      <text:p text:style-name="First_20_paragraph"><text:span text:style-name="Source_Text">agentEnabled = agents.length &gt; 0</text:span> gates the DevWorkspace tab on the Loader page and the AI Agent panel on Devfile Details.</text:p>
      <text:p text:style-name="Horizontal_20_Line"/>
      <text:h text:style-name="Heading_20_2" text:outline-level="2"><text:bookmark-start text:name="user-flow"/>6. User Flow<text:bookmark-end text:name="user-flow"/></text:h>
      <text:h text:style-name="Heading_20_3" text:outline-level="3"><text:bookmark-start text:name="creating-a-devfile-with-ai-assistance"/>6.1 Creating a Devfile with AI Assistance<text:bookmark-end text:name="creating-a-devfile-with-ai-assistanc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Step</text:p>
            </table:table-cell>
            <table:table-cell table:style-name="TableHeaderRowCell" office:value-type="string">
              <text:p text:style-name="Table_20_Heading">User Action</text:p>
            </table:table-cell>
            <table:table-cell table:style-name="TableHeaderRowCell" office:value-type="string">
              <text:p text:style-name="Table_20_Heading">System Respons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lick <text:span text:style-name="T1">Devfiles</text:span> in sidebar</text:p>
          </table:table-cell>
          <table:table-cell table:style-name="TableRowCell" office:value-type="string">
            <text:p text:style-name="Table_20_Contents">List page loads; devfile count badge shown</text:p>
          </table:table-cell>
        </table:table-row>
        <table:table-row>
          <table:table-cell table:style-name="TableRowCell" office:value-type="string">
            <text:p text:style-name="Table_20_Contents">2</text:p>
          </table:table-cell>
          <table:table-cell table:style-name="TableRowCell" office:value-type="string">
            <text:p text:style-name="Table_20_Contents">Click <text:span text:style-name="T1">Create Devfile</text:span>; enter name</text:p>
          </table:table-cell>
          <table:table-cell table:style-name="TableRowCell" office:value-type="string">
            <text:p text:style-name="Table_20_Contents">Devfile created with UUID; navigate to editor</text:p>
          </table:table-cell>
        </table:table-row>
        <table:table-row>
          <table:table-cell table:style-name="TableRowCell" office:value-type="string">
            <text:p text:style-name="Table_20_Contents">3</text:p>
          </table:table-cell>
          <table:table-cell table:style-name="TableRowCell" office:value-type="string">
            <text:p text:style-name="Table_20_Contents">View split layout</text:p>
          </table:table-cell>
          <table:table-cell table:style-name="TableRowCell" office:value-type="string">
            <text:p text:style-name="Table_20_Contents">Left: CodeMirror editor with default template. Right: Start Agent empty state</text:p>
          </table:table-cell>
        </table:table-row>
        <table:table-row>
          <table:table-cell table:style-name="TableRowCell" office:value-type="string">
            <text:p text:style-name="Table_20_Contents">4</text:p>
          </table:table-cell>
          <table:table-cell table:style-name="TableRowCell" office:value-type="string">
            <text:p text:style-name="Table_20_Contents">Click <text:span text:style-name="T1">Start Agent</text:span></text:p>
          </table:table-cell>
          <table:table-cell table:style-name="TableRowCell" office:value-type="string">
            <text:p text:style-name="Table_20_Contents">Pod created; pod events stream in agent panel</text:p>
          </table:table-cell>
        </table:table-row>
        <table:table-row>
          <table:table-cell table:style-name="TableRowCell" office:value-type="string">
            <text:p text:style-name="Table_20_Contents">5</text:p>
          </table:table-cell>
          <table:table-cell table:style-name="TableRowCell" office:value-type="string">
            <text:p text:style-name="Table_20_Contents">Wait for agent startup</text:p>
          </table:table-cell>
          <table:table-cell table:style-name="TableRowCell" office:value-type="string">
            <text:p text:style-name="Table_20_Contents">Pod → Running + ready; terminal URL fetched</text:p>
          </table:table-cell>
        </table:table-row>
        <table:table-row>
          <table:table-cell table:style-name="TableRowCell" office:value-type="string">
            <text:p text:style-name="Table_20_Contents">6</text:p>
          </table:table-cell>
          <table:table-cell table:style-name="TableRowCell" office:value-type="string">
            <text:p text:style-name="Table_20_Contents">ttyd terminal appears</text:p>
          </table:table-cell>
          <table:table-cell table:style-name="TableRowCell" office:value-type="string">
            <text:p text:style-name="Table_20_Contents">iframe loads; Claude Code auto-launches with system prompt</text:p>
          </table:table-cell>
        </table:table-row>
        <table:table-row>
          <table:table-cell table:style-name="TableRowCell" office:value-type="string">
            <text:p text:style-name="Table_20_Contents">7</text:p>
          </table:table-cell>
          <table:table-cell table:style-name="TableRowCell" office:value-type="string">
            <text:p text:style-name="Table_20_Contents">Interact with Claude</text:p>
          </table:table-cell>
          <table:table-cell table:style-name="TableRowCell" office:value-type="string">
            <text:p text:style-name="Table_20_Contents">Claude generates devfile YAML; writes to ConfigMap</text:p>
          </table:table-cell>
        </table:table-row>
        <table:table-row>
          <table:table-cell table:style-name="TableRowCell" office:value-type="string">
            <text:p text:style-name="Table_20_Contents">8</text:p>
          </table:table-cell>
          <table:table-cell table:style-name="TableRowCell" office:value-type="string">
            <text:p text:style-name="Table_20_Contents">Editor auto-updates</text:p>
          </table:table-cell>
          <table:table-cell table:style-name="TableRowCell" office:value-type="string">
            <text:p text:style-name="Table_20_Contents">WebSocket CONFIGMAP event triggers Redux update; CodeMirror reflects new content</text:p>
          </table:table-cell>
        </table:table-row>
        <table:table-row>
          <table:table-cell table:style-name="TableRowCell" office:value-type="string">
            <text:p text:style-name="Table_20_Contents">9</text:p>
          </table:table-cell>
          <table:table-cell table:style-name="TableRowCell" office:value-type="string">
            <text:p text:style-name="Table_20_Contents">Click <text:span text:style-name="T1">Create Workspace</text:span></text:p>
          </table:table-cell>
          <table:table-cell table:style-name="TableRowCell" office:value-type="string">
            <text:p text:style-name="Table_20_Contents">Factory flow opens with raw devfile URL pre-filled</text:p>
          </table:table-cell>
        </table:table-row>
        <table:table-row>
          <table:table-cell table:style-name="TableRowCell" office:value-type="string">
            <text:p text:style-name="Table_20_Contents">10</text:p>
          </table:table-cell>
          <table:table-cell table:style-name="TableRowCell" office:value-type="string">
            <text:p text:style-name="Table_20_Contents">Navigate away</text:p>
          </table:table-cell>
          <table:table-cell table:style-name="TableRowCell" office:value-type="string">
            <text:p text:style-name="Table_20_Contents">DELETE pod (keepalive); terminal URL cleared; WebSocket closed</text:p>
          </table:table-cell>
        </table:table-row>
      </table:table>
      <text:h text:style-name="Heading_20_3" text:outline-level="3"><text:bookmark-start text:name="agent-lifecycle-states"/>6.2 Agent Lifecycle States<text:bookmark-end text:name="agent-lifecycle-states"/></text:h>
      <text:p text:style-name="P170"><text:s text:c="24"/>┌─────────────┐</text:p>
      <text:p text:style-name="P171"><text:s text:c="24"/>│ <text:s text:c="1"/>No Agent <text:s text:c="2"/>│</text:p>
      <text:p text:style-name="P172"><text:s text:c="24"/>│ [Start Agent│</text:p>
      <text:p text:style-name="P173"><text:s text:c="24"/>│ <text:s text:c="2"/>button] <text:s text:c="2"/>│</text:p>
      <text:p text:style-name="P174"><text:s text:c="24"/>└──────┬──────┘</text:p>
      <text:p text:style-name="P175"><text:s text:c="31"/>│ POST /agent</text:p>
      <text:p text:style-name="P176"><text:s text:c="31"/>▼</text:p>
      <text:p text:style-name="P177"><text:s text:c="19"/>┌───────────────────────┐</text:p>
      <text:p text:style-name="P178"><text:s text:c="19"/>│ <text:s text:c="1"/>PENDING <text:s text:c="13"/>│</text:p>
      <text:p text:style-name="P179"><text:s text:c="19"/>│ <text:s text:c="1"/>AgentPodEvents <text:s text:c="6"/>│</text:p>
      <text:p text:style-name="P180"><text:s text:c="19"/>│ <text:s text:c="1"/>[ProgressIndicator] <text:s text:c="1"/>│</text:p>
      <text:p text:style-name="P181"><text:s text:c="19"/>└──────────┬────────────┘</text:p>
      <text:p text:style-name="P182"><text:s text:c="30"/>│ pod Running + ready</text:p>
      <text:p text:style-name="P183"><text:s text:c="30"/>▼</text:p>
      <text:p text:style-name="P184"><text:s text:c="19"/>┌───────────────────────┐</text:p>
      <text:p text:style-name="P185"><text:s text:c="19"/>│ <text:s text:c="1"/>RUNNING <text:s text:c="13"/>│</text:p>
      <text:p text:style-name="P186"><text:s text:c="19"/>│ <text:s text:c="1"/>ttyd iframe <text:s text:c="9"/>│</text:p>
      <text:p text:style-name="P187"><text:s text:c="19"/>│ <text:s text:c="1"/>claude CLI active <text:s text:c="3"/>│</text:p>
      <text:p text:style-name="P188"><text:s text:c="19"/>│ <text:s text:c="1"/>heartbeat every 30s <text:s text:c="1"/>│</text:p>
      <text:p text:style-name="P189"><text:s text:c="19"/>└──────────┬────────────┘</text:p>
      <text:p text:style-name="P190"><text:s text:c="30"/>│ navigate away / Stop</text:p>
      <text:p text:style-name="P191"><text:s text:c="30"/>▼</text:p>
      <text:p text:style-name="P192"><text:s text:c="19"/>┌───────────────────────┐</text:p>
      <text:p text:style-name="P193"><text:s text:c="19"/>│ <text:s text:c="1"/>clearAgentTerminalUrl│</text:p>
      <text:p text:style-name="P194"><text:s text:c="19"/>│ <text:s text:c="1"/>DELETE /agent/:id <text:s text:c="3"/>│</text:p>
      <text:p text:style-name="P195"><text:s text:c="19"/>└───────────────────────┘</text:p>
      <text:h text:style-name="Heading_20_3" text:outline-level="3"><text:bookmark-start text:name="workspace-troubleshooting-flow"/>6.3 Workspace Troubleshooting Flow<text:bookmark-end text:name="workspace-troubleshooting-flow"/></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Step</text:p>
            </table:table-cell>
            <table:table-cell table:style-name="TableHeaderRowCell" office:value-type="string">
              <text:p text:style-name="Table_20_Heading">User Action</text:p>
            </table:table-cell>
            <table:table-cell table:style-name="TableHeaderRowCell" office:value-type="string">
              <text:p text:style-name="Table_20_Heading">System Respons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Workspace fails to start</text:p>
          </table:table-cell>
          <table:table-cell table:style-name="TableRowCell" office:value-type="string">
            <text:p text:style-name="Table_20_Contents">Loader Progress tab shows error</text:p>
          </table:table-cell>
        </table:table-row>
        <table:table-row>
          <table:table-cell table:style-name="TableRowCell" office:value-type="string">
            <text:p text:style-name="Table_20_Contents">2</text:p>
          </table:table-cell>
          <table:table-cell table:style-name="TableRowCell" office:value-type="string">
            <text:p text:style-name="Table_20_Contents">Click <text:span text:style-name="T1">DevWorkspace</text:span> tab</text:p>
          </table:table-cell>
          <table:table-cell table:style-name="TableRowCell" office:value-type="string">
            <text:p text:style-name="Table_20_Contents">DevWorkspace YAML editor + AI Agent panel shown</text:p>
          </table:table-cell>
        </table:table-row>
        <table:table-row>
          <table:table-cell table:style-name="TableRowCell" office:value-type="string">
            <text:p text:style-name="Table_20_Contents">3</text:p>
          </table:table-cell>
          <table:table-cell table:style-name="TableRowCell" office:value-type="string">
            <text:p text:style-name="Table_20_Contents">Click <text:span text:style-name="T1">Start Agent</text:span></text:p>
          </table:table-cell>
          <table:table-cell table:style-name="TableRowCell" office:value-type="string">
            <text:p text:style-name="Table_20_Contents">Agent pod starts in user namespace</text:p>
          </table:table-cell>
        </table:table-row>
        <table:table-row>
          <table:table-cell table:style-name="TableRowCell" office:value-type="string">
            <text:p text:style-name="Table_20_Contents">4</text:p>
          </table:table-cell>
          <table:table-cell table:style-name="TableRowCell" office:value-type="string">
            <text:p text:style-name="Table_20_Contents">Claude diagnoses failure</text:p>
          </table:table-cell>
          <table:table-cell table:style-name="TableRowCell" office:value-type="string">
            <text:p text:style-name="Table_20_Contents">Reads pod events; identifies issue (e.g. missing <text:span text:style-name="Source_Text">args</text:span>)</text:p>
          </table:table-cell>
        </table:table-row>
        <table:table-row>
          <table:table-cell table:style-name="TableRowCell" office:value-type="string">
            <text:p text:style-name="Table_20_Contents">5</text:p>
          </table:table-cell>
          <table:table-cell table:style-name="TableRowCell" office:value-type="string">
            <text:p text:style-name="Table_20_Contents">Claude patches DevWorkspace</text:p>
          </table:table-cell>
          <table:table-cell table:style-name="TableRowCell" office:value-type="string">
            <text:p text:style-name="Table_20_Contents">Editor reflects fix via DevWorkspace watch</text:p>
          </table:table-cell>
        </table:table-row>
        <table:table-row>
          <table:table-cell table:style-name="TableRowCell" office:value-type="string">
            <text:p text:style-name="Table_20_Contents">6</text:p>
          </table:table-cell>
          <table:table-cell table:style-name="TableRowCell" office:value-type="string">
            <text:p text:style-name="Table_20_Contents">Click <text:span text:style-name="T1">Save</text:span></text:p>
          </table:table-cell>
          <table:table-cell table:style-name="TableRowCell" office:value-type="string">
            <text:p text:style-name="Table_20_Contents">DevWorkspace spec updated via Kubernetes API</text:p>
          </table:table-cell>
        </table:table-row>
        <table:table-row>
          <table:table-cell table:style-name="TableRowCell" office:value-type="string">
            <text:p text:style-name="Table_20_Contents">7</text:p>
          </table:table-cell>
          <table:table-cell table:style-name="TableRowCell" office:value-type="string">
            <text:p text:style-name="Table_20_Contents">Restart workspace</text:p>
          </table:table-cell>
          <table:table-cell table:style-name="TableRowCell" office:value-type="string">
            <text:p text:style-name="Table_20_Contents">Workspace starts successfully</text:p>
          </table:table-cell>
        </table:table-row>
      </table:table>
      <text:p text:style-name="Horizontal_20_Line"/>
      <text:h text:style-name="Heading_20_2" text:outline-level="2"><text:bookmark-start text:name="file-structure"/>7. File Structure<text:bookmark-end text:name="file-structure"/></text:h>
      <text:h text:style-name="Heading_20_3" text:outline-level="3"><text:bookmark-start text:name="dashboard-core-eclipse-cheche-dashboard-plugins-branch"/>7.1 Dashboard Core (eclipse-che/che-dashboard, <text:span text:style-name="Source_Text">plugins</text:span> branch)<text:bookmark-end text:name="dashboard-core-eclipse-cheche-dashboard-plugins-branch"/></text:h>
      <text:p text:style-name="P196">packages/</text:p>
      <text:p text:style-name="P197"><text:s text:c="2"/>common/src/</text:p>
      <text:p text:style-name="P198"><text:s text:c="4"/>constants/terminalThemes.ts <text:s text:c="9"/># TerminalTheme, TERMINAL_THEMES</text:p>
      <text:p text:style-name="P199"><text:s text:c="4"/>dto/api/index.ts <text:s text:c="20"/># AiAgentDefinition, IAiRegistry, …</text:p>
      <text:p text:style-name="P200"><text:s text:c="4"/>dto/api/webSocket.ts <text:s text:c="16"/># Channel.CONFIGMAP, ConfigMapMessage</text:p>
      <text:p text:style-name="P201"><text:s text:c="2"/>dashboard-plugins/ <text:s text:c="20"/># NEW — Plugin SDK</text:p>
      <text:p text:style-name="P202"><text:s text:c="4"/>src/</text:p>
      <text:p text:style-name="P203"><text:s text:c="6"/>types.ts <text:s text:c="26"/># FrontendPlugin, PluginSlots, …</text:p>
      <text:p text:style-name="P204"><text:s text:c="6"/>registry.ts <text:s text:c="23"/># registerFrontendPlugin, getPlugin*</text:p>
      <text:p text:style-name="P205"><text:s text:c="6"/>frontend/PluginSlot.tsx <text:s text:c="11"/># React slot component + getters</text:p>
      <text:p text:style-name="P206"><text:s text:c="2"/>dashboard-backend/src/</text:p>
      <text:p text:style-name="P207"><text:s text:c="4"/>app.ts <text:s text:c="30"/># Route registrations</text:p>
      <text:p text:style-name="P208"><text:s text:c="4"/>constants/terminal-themes.ts <text:s text:c="8"/># AGENT_TERMINAL_THEMES (backend)</text:p>
      <text:p text:style-name="P209"><text:s text:c="4"/>devfileSchemas/ <text:s text:c="21"/># 2.0.0 – 2.3.0 JSON schemas</text:p>
      <text:p text:style-name="P210"><text:s text:c="4"/>routes/api/</text:p>
      <text:p text:style-name="P211"><text:s text:c="6"/>agents.ts <text:s text:c="25"/># Pod CRUD + WebSocket proxy</text:p>
      <text:p text:style-name="P212"><text:s text:c="6"/>aiAgentRegistry.ts <text:s text:c="16"/># Read agent registry ConfigMap</text:p>
      <text:p text:style-name="P213"><text:s text:c="6"/>aiConfig.ts <text:s text:c="23"/># Cluster AI config</text:p>
      <text:p text:style-name="P214"><text:s text:c="6"/>aiRegistry.ts <text:s text:c="21"/># AI tool registry</text:p>
      <text:p text:style-name="P215"><text:s text:c="6"/>devfiles.ts <text:s text:c="23"/># Devfile CRUD</text:p>
      <text:p text:style-name="P216"><text:s text:c="6"/>devfileSchema.ts <text:s text:c="18"/># Static schema serving</text:p>
      <text:p text:style-name="P217"><text:s text:c="6"/>helpers/agentPod.ts <text:s text:c="15"/># Pod create/delete/cleanup logic</text:p>
      <text:p text:style-name="P218"><text:s text:c="6"/>helpers/terminal/index.ts <text:s text:c="9"/># WebSocket proxy to ttyd</text:p>
      <text:p text:style-name="P219"><text:s text:c="4"/>devworkspaceClient/services/helpers/</text:p>
      <text:p text:style-name="P220"><text:s text:c="6"/>patchOptions.ts <text:s text:c="19"/># JSON_MERGE_PATCH_OPTIONS added</text:p>
      <text:p text:style-name="P221"><text:s text:c="2"/>dashboard-frontend/src/</text:p>
      <text:p text:style-name="P222"><text:s text:c="4"/>Routes/index.tsx <text:s text:c="20"/># /devfiles, /devfile/:ns/:devfileId</text:p>
      <text:p text:style-name="P223"><text:s text:c="4"/>Layout/Navigation/</text:p>
      <text:p text:style-name="P224"><text:s text:c="6"/>AgentList.tsx <text:s text:c="21"/># AGENT PODS sidebar section</text:p>
      <text:p text:style-name="P225"><text:s text:c="4"/>plugin-registry/index.ts <text:s text:c="11"/># NEW — runtime plugin registry</text:p>
      <text:p text:style-name="P226"><text:s text:c="4"/>plugins/ <text:s text:c="28"/># Auto-generated; ignored by git</text:p>
      <text:p text:style-name="P227"><text:s text:c="6"/>index.ts <text:s text:c="26"/># Generated by prepare-plugins.sh</text:p>
      <text:p text:style-name="P228"><text:s text:c="4"/>store/rootReducer.ts <text:s text:c="16"/># New slices: aiAgentRegistry, aiConfig,</text:p>
      <text:p text:style-name="P229"><text:s text:c="41"/># devfileSchema, devWorkspaceSchema,</text:p>
      <text:p text:style-name="P230"><text:s text:c="41"/># localDevfiles</text:p>
      <text:p text:style-name="P231"><text:s text:c="4"/>services/bootstrap/index.ts <text:s text:c="9"/># subscribeToAgentPodChanges()</text:p>
      <text:p text:style-name="P232"><text:s text:c="4"/>services/backend-client/websocketClient/</text:p>
      <text:p text:style-name="P233"><text:s text:c="6"/>index.ts <text:s text:c="26"/># removeChannelMessageListener()</text:p>
      <text:p text:style-name="P234"><text:s text:c="6"/>subscriptionsManager.ts <text:s text:c="11"/># Channel.CONFIGMAP added</text:p>
      <text:p text:style-name="P235"><text:s text:c="4"/>components/</text:p>
      <text:p text:style-name="P236"><text:s text:c="6"/>Header/index.tsx <text:s text:c="18"/># actions prop added</text:p>
      <text:p text:style-name="P237"><text:s text:c="6"/>WorkspaceProgress/StartingSteps/</text:p>
      <text:p text:style-name="P238"><text:s text:c="8"/>OpenWorkspace/index.tsx <text:s text:c="9"/># TimeLimit gated by !hasRunningAgent</text:p>
      <text:p text:style-name="P239"><text:s text:c="8"/>StartWorkspace/index.tsx <text:s text:c="8"/># same</text:p>
      <text:p text:style-name="P240"><text:s text:c="4"/>pages/Loader/</text:p>
      <text:p text:style-name="P241"><text:s text:c="6"/>index.tsx <text:s text:c="25"/># DevWorkspace tab + LoaderAgentPanel</text:p>
      <text:p text:style-name="P242"><text:s text:c="4"/>containers/Loader/index.tsx <text:s text:c="9"/># Agent lifecycle management</text:p>
      <text:p text:style-name="P243">scripts/</text:p>
      <text:p text:style-name="P244"><text:s text:c="2"/>fetch-plugins.sh <text:s text:c="22"/># NEW — download ZIPs from GitHub Releases</text:p>
      <text:p text:style-name="P245"><text:s text:c="2"/>prepare-plugins.sh <text:s text:c="20"/># NEW — symlink + generate src/plugins/index.ts</text:p>
      <text:p text:style-name="P246">run/</text:p>
      <text:p text:style-name="P247"><text:s text:c="2"/>local-patch.sh <text:s text:c="24"/># NEW — fast CRC deploy (arm64, SSH load)</text:p>
      <text:p text:style-name="P248">build/dockerfiles/</text:p>
      <text:p text:style-name="P249"><text:s text:c="2"/>Dockerfile <text:s text:c="28"/># fetch-plugins.sh added before build</text:p>
      <text:h text:style-name="Heading_20_3" text:outline-level="3"><text:bookmark-start text:name="plugin-source-olexii4che-dashboard-plugins"/>7.2 Plugin Source (olexii4/che-dashboard-plugins)<text:bookmark-end text:name="plugin-source-olexii4che-dashboard-plugins"/></text:h>
      <text:p text:style-name="P250">ai-selector/</text:p>
      <text:p text:style-name="P251"><text:s text:c="2"/>plugin.json <text:s text:c="27"/># enabled: true</text:p>
      <text:p text:style-name="P252"><text:s text:c="2"/>frontend/</text:p>
      <text:p text:style-name="P253"><text:s text:c="4"/>plugin.tsx <text:s text:c="26"/># registers userPreferencesTab slot</text:p>
      <text:p text:style-name="P254"><text:s text:c="4"/>components/AiSelector/ <text:s text:c="13"/># provider gallery with cards</text:p>
      <text:p text:style-name="P255"><text:s text:c="4"/>components/AiToolIcon/</text:p>
      <text:p text:style-name="P256"><text:s text:c="4"/>pages/UserPreferences/AiProviderKeys/</text:p>
      <text:p text:style-name="P257"><text:s text:c="4"/>pages/WorkspaceDetails/OverviewTab/AiTool/</text:p>
      <text:p text:style-name="P258"><text:s text:c="4"/>store/AiConfig/</text:p>
      <text:p text:style-name="P259"><text:s text:c="4"/>services/backend-client/aiConfigApi.ts</text:p>
      <text:p text:style-name="P260"><text:s text:c="2"/>backend/</text:p>
      <text:p text:style-name="P261"><text:s text:c="4"/>routes/aiConfig.ts</text:p>
      <text:p text:style-name="P262"><text:s text:c="4"/>routes/aiRegistry.ts</text:p>
      <text:p text:style-name="P263"><text:s text:c="4"/>services/aiProviderKeyApi.ts</text:p>
      <text:p text:style-name="P264"><text:s text:c="4"/>services/aiRegistryApi.ts</text:p>
      <text:p text:style-name="P265"/>
      <text:p text:style-name="P266">dashboard-ai-agent/</text:p>
      <text:p text:style-name="P267"><text:s text:c="2"/>plugin.json <text:s text:c="27"/># enabled: true</text:p>
      <text:p text:style-name="P268"><text:s text:c="2"/>frontend/</text:p>
      <text:p text:style-name="P269"><text:s text:c="4"/>plugin.tsx <text:s text:c="26"/># registers navigationItems slot</text:p>
      <text:p text:style-name="P270"><text:s text:c="4"/>components/</text:p>
      <text:p text:style-name="P271"><text:s text:c="6"/>AgentTerminal/ <text:s text:c="19"/># ttyd iframe + theme sync</text:p>
      <text:p text:style-name="P272"><text:s text:c="6"/>AgentPodEvents/ <text:s text:c="18"/># Kubernetes event stream</text:p>
      <text:p text:style-name="P273"><text:s text:c="6"/>DevfileEditor/ <text:s text:c="19"/># CodeMirror 6 with schema validation</text:p>
      <text:p text:style-name="P274"><text:s text:c="6"/>DevfileEditorTools/ <text:s text:c="14"/># Save/refresh/expand toolbar</text:p>
      <text:p text:style-name="P275"><text:s text:c="6"/>DevfileViewer/ <text:s text:c="19"/># Read-only CodeMirror viewer</text:p>
      <text:p text:style-name="P276"><text:s text:c="6"/>LoaderAgentPanel/ <text:s text:c="16"/># Split layout: editor + agent</text:p>
      <text:p text:style-name="P277"><text:s text:c="6"/>TerminalTools/ <text:s text:c="19"/># Clear/copy/theme toolbar</text:p>
      <text:p text:style-name="P278"><text:s text:c="4"/>containers/</text:p>
      <text:p text:style-name="P279"><text:s text:c="6"/>DevfileDetails/ <text:s text:c="18"/># Redux-connected with full lifecycle</text:p>
      <text:p text:style-name="P280"><text:s text:c="6"/>DevfilesList/</text:p>
      <text:p text:style-name="P281"><text:s text:c="4"/>pages/</text:p>
      <text:p text:style-name="P282"><text:s text:c="6"/>DevfileDetails/ <text:s text:c="18"/># Split-panel page</text:p>
      <text:p text:style-name="P283"><text:s text:c="6"/>DevfilesList/ <text:s text:c="20"/># List + create modal</text:p>
      <text:p text:style-name="P284"><text:s text:c="4"/>navigation/AgentList.tsx <text:s text:c="11"/># AGENT PODS sidebar component</text:p>
      <text:p text:style-name="P285"><text:s text:c="4"/>store/</text:p>
      <text:p text:style-name="P286"><text:s text:c="6"/>AiAgentRegistry/</text:p>
      <text:p text:style-name="P287"><text:s text:c="6"/>DevfileSchema/</text:p>
      <text:p text:style-name="P288"><text:s text:c="6"/>DevWorkspaceSchema/</text:p>
      <text:p text:style-name="P289"><text:s text:c="6"/>LocalDevfiles/</text:p>
      <text:p text:style-name="P290"><text:s text:c="2"/>backend/</text:p>
      <text:p text:style-name="P291"><text:s text:c="4"/>routes/agents.ts</text:p>
      <text:p text:style-name="P292"><text:s text:c="4"/>routes/aiAgentRegistry.ts</text:p>
      <text:p text:style-name="P293"><text:s text:c="4"/>routes/devfiles.ts</text:p>
      <text:p text:style-name="P294"><text:s text:c="4"/>routes/devfileSchema.ts</text:p>
      <text:p text:style-name="P295"><text:s text:c="4"/>helpers/agentPod.ts</text:p>
      <text:p text:style-name="P296"><text:s text:c="4"/>helpers/terminal/index.ts</text:p>
      <text:h text:style-name="Heading_20_3" text:outline-level="3"><text:bookmark-start text:name="agent-container-olexii4che-dashboard-agent"/>7.3 Agent Container (olexii4/che-dashboard-agent)<text:bookmark-end text:name="agent-container-olexii4che-dashboard-agent"/></text:h>
      <text:p text:style-name="P297">dockerfiles/Dockerfile <text:s text:c="17"/># Multi-stage scratch image</text:p>
      <text:p text:style-name="P298">scripts/collect-rootfs.sh <text:s text:c="13"/># Collects binaries + shared libs</text:p>
      <text:p text:style-name="P299">settings/settings.json <text:s text:c="16"/># Claude Code model (claude-sonnet-4-5)</text:p>
      <text:p text:style-name="P300">settings/claude.json <text:s text:c="18"/># Skip onboarding wizard</text:p>
      <text:p text:style-name="P301">skills/CLAUDE.md <text:s text:c="23"/># System prompt: devfile rules + K8s access</text:p>
      <text:p text:style-name="Horizontal_20_Line"/>
      <text:h text:style-name="Heading_20_2" text:outline-level="2"><text:bookmark-start text:name="security-considerations"/>8. Security Considerations<text:bookmark-end text:name="security-considerations"/></text:h>
      <table:table table:name="Table12" table:style-name="Table12">
        <table:table-column table:style-name="Table12.A"/>
        <table:table-column table:style-name="Table12.B"/>
        <table:table-header-rows>
          <table:table-row>
            <table:table-cell table:style-name="TableHeaderRowCell" office:value-type="string">
              <text:p text:style-name="Table_20_Heading">Concern</text:p>
            </table:table-cell>
            <table:table-cell table:style-name="TableHeaderRowCell" office:value-type="string">
              <text:p text:style-name="Table_20_Heading">Mitigation</text:p>
            </table:table-cell>
          </table:table-row>
        </table:table-header-rows>
        <table:table-row>
          <table:table-cell table:style-name="TableRowCell" office:value-type="string">
            <text:p text:style-name="Table_20_Contents">Devfile data isolation</text:p>
          </table:table-cell>
          <table:table-cell table:style-name="TableRowCell" office:value-type="string">
            <text:p text:style-name="Table_20_Contents">Stored in user’s own namespace; Kubernetes RBAC enforced</text:p>
          </table:table-cell>
        </table:table-row>
        <table:table-row>
          <table:table-cell table:style-name="TableRowCell" office:value-type="string">
            <text:p text:style-name="Table_20_Contents">Agent pod isolation</text:p>
          </table:table-cell>
          <table:table-cell table:style-name="TableRowCell" office:value-type="string">
            <text:p text:style-name="Table_20_Contents">User token mounted as Secret; pod has no cluster-wide access</text:p>
          </table:table-cell>
        </table:table-row>
        <table:table-row>
          <table:table-cell table:style-name="TableRowCell" office:value-type="string">
            <text:p text:style-name="Table_20_Contents">API key management</text:p>
          </table:table-cell>
          <table:table-cell table:style-name="TableRowCell" office:value-type="string">
            <text:p text:style-name="Table_20_Contents">Stored as Kubernetes Secrets with <text:span text:style-name="Source_Text">controller.devfile.io/mount-as: env</text:span>; never sent to dashboard backend</text:p>
          </table:table-cell>
        </table:table-row>
        <table:table-row>
          <table:table-cell table:style-name="TableRowCell" office:value-type="string">
            <text:p text:style-name="Table_20_Contents">Terminal access</text:p>
          </table:table-cell>
          <table:table-cell table:style-name="TableRowCell" office:value-type="string">
            <text:p text:style-name="Table_20_Contents">Dashboard proxies the ttyd WebSocket; browser never reaches agent directly; no Route or cross-origin</text:p>
          </table:table-cell>
        </table:table-row>
        <table:table-row>
          <table:table-cell table:style-name="TableRowCell" office:value-type="string">
            <text:p text:style-name="Table_20_Contents">OpenShift arbitrary UIDs</text:p>
          </table:table-cell>
          <table:table-cell table:style-name="TableRowCell" office:value-type="string">
            <text:p text:style-name="Table_20_Contents">Container runs non-root; <text:span text:style-name="Source_Text">HOME</text:span> redirected to <text:span text:style-name="Source_Text">/tmp/claude-home</text:span> when not writable</text:p>
          </table:table-cell>
        </table:table-row>
        <table:table-row>
          <table:table-cell table:style-name="TableRowCell" office:value-type="string">
            <text:p text:style-name="Table_20_Contents">Agent cleanup on navigation</text:p>
          </table:table-cell>
          <table:table-cell table:style-name="TableRowCell" office:value-type="string">
            <text:p text:style-name="Table_20_Contents"><text:span text:style-name="Source_Text">DELETE /agent/:id</text:span> with <text:span text:style-name="Source_Text">keepalive: true</text:span> on page leave (<text:span text:style-name="Source_Text">beforeunload</text:span>)</text:p>
          </table:table-cell>
        </table:table-row>
        <table:table-row>
          <table:table-cell table:style-name="TableRowCell" office:value-type="string">
            <text:p text:style-name="Table_20_Contents">TTL enforcement</text:p>
          </table:table-cell>
          <table:table-cell table:style-name="TableRowCell" office:value-type="string">
            <text:p text:style-name="Table_20_Contents">20-min heartbeat TTL; 5-min background cleanup job; max 3 pods per user</text:p>
          </table:table-cell>
        </table:table-row>
        <table:table-row>
          <table:table-cell table:style-name="TableRowCell" office:value-type="string">
            <text:p text:style-name="Table_20_Contents">ConfigMap patch security</text:p>
          </table:table-cell>
          <table:table-cell table:style-name="TableRowCell" office:value-type="string">
            <text:p text:style-name="Table_20_Contents"><text:span text:style-name="Source_Text">JSON_MERGE_PATCH_OPTIONS</text:span> (<text:span text:style-name="Source_Text">application/merge-patch+json</text:span>) ensures correct Content-Type</text:p>
          </table:table-cell>
        </table:table-row>
      </table:table>
      <text:p text:style-name="Horizontal_20_Line"/>
      <text:h text:style-name="Heading_20_2" text:outline-level="2"><text:bookmark-start text:name="technical-challenges-and-solutions"/>9. Technical Challenges and Solutions<text:bookmark-end text:name="technical-challenges-and-solutions"/></text:h>
      <text:h text:style-name="Heading_20_3" text:outline-level="3"><text:bookmark-start text:name="real-time-editor-sync"/>9.1 Real-Time Editor Sync<text:bookmark-end text:name="real-time-editor-sync"/></text:h>
      <text:p text:style-name="First_20_paragraph"><text:span text:style-name="T1">Problem</text:span>: PoC required the user to manually copy AI-generated YAML from the terminal into the editor.</text:p>
      <text:p text:style-name="Text_20_body"><text:span text:style-name="T1">Solution</text:span>: Claude Code writes devfile content directly to the Kubernetes ConfigMap. A new <text:span text:style-name="Source_Text">Channel.CONFIGMAP</text:span> WebSocket channel was added to <text:span text:style-name="Source_Text">@eclipse-che/common</text:span>. The backend subscribes to the ConfigMap via <text:span text:style-name="Source_Text">watch</text:span> and broadcasts changes. The frontend’s <text:span text:style-name="Source_Text">subscribeToConfigMapChanges</text:span> Redux action adds a listener on this channel; each update re-renders the CodeMirror editor with the new content.</text:p>
      <text:h text:style-name="Heading_20_3" text:outline-level="3"><text:bookmark-start text:name="terminal-transport-websocket-proxy"/>9.2 Terminal Transport: WebSocket Proxy<text:bookmark-end text:name="terminal-transport-websocket-proxy"/></text:h>
      <text:p text:style-name="First_20_paragraph"><text:span text:style-name="T1">Problem</text:span>: PoC served the wetty terminal via a public OpenShift Route, requiring wildcard DNS and cross-origin configuration.</text:p>
      <text:p text:style-name="Text_20_body"><text:span text:style-name="T1">Solution</text:span>: The dashboard backend acts as a WebSocket proxy (<text:span text:style-name="Source_Text">/dashboard/api/namespace/:ns/agent/t/ws</text:span>). The browser connects to the dashboard (same origin); the dashboard maintains a TCP connection to the ttyd process inside the agent pod via its ClusterIP Service. No public Route or DNS configuration is needed.</text:p>
      <text:h text:style-name="Heading_20_3" text:outline-level="3"><text:bookmark-start text:name="module-identity-in-webpack-bundles"/>9.3 Module Identity in Webpack Bundles<text:bookmark-end text:name="module-identity-in-webpack-bundles"/></text:h>
      <text:p text:style-name="First_20_paragraph"><text:span text:style-name="T1">Problem</text:span>: <text:span text:style-name="Source_Text">@eclipse-che/dashboard-plugins</text:span> (npm package) and <text:span text:style-name="Source_Text">@/plugin-registry</text:span> (local module) were two separate webpack module instances, each with their own <text:span text:style-name="Source_Text">frontendPlugins[]</text:span> array. Plugins registered in one were invisible to <text:span text:style-name="Source_Text">getPlugin*</text:span> calls in the other, causing “Devfiles” to disappear from navigation.</text:p>
      <text:p text:style-name="Text_20_body"><text:span text:style-name="T1">Solution</text:span>: All <text:span text:style-name="Source_Text">getPlugin*</text:span> getter functions were moved into <text:span text:style-name="Source_Text">packages/dashboard-frontend/src/plugin-registry/index.ts</text:span> — the same module that owns the <text:span text:style-name="Source_Text">frontendPlugins</text:span> array. All components import from <text:span text:style-name="Source_Text">@/plugin-registry</text:span>, never from <text:span text:style-name="Source_Text">@eclipse-che/dashboard-plugins</text:span> for runtime state.</text:p>
      <text:h text:style-name="Heading_20_3" text:outline-level="3"><text:bookmark-start text:name="codemirror-in-hidden-patternfly-tabs"/>9.4 CodeMirror in Hidden PatternFly Tabs<text:bookmark-end text:name="codemirror-in-hidden-patternfly-tabs"/></text:h>
      <text:p text:style-name="First_20_paragraph"><text:span text:style-name="T1">Problem</text:span>: PatternFly hides inactive tab content with <text:span text:style-name="Source_Text">display: none</text:span>. CodeMirror initializes with 0×0 dimensions when mounted in a hidden container and remains invisible after the tab is activated.</text:p>
      <text:p text:style-name="Text_20_body"><text:span text:style-name="T1">Solution</text:span>: The Loader page uses <text:span text:style-name="Source_Text">React.createElement(Tabs, props, ...tabs)</text:span> to pass plugin tabs as direct children of <text:span text:style-name="Source_Text">Tabs</text:span> — not inside a <text:span text:style-name="Source_Text">React.Fragment</text:span> wrapper — so PatternFly’s tab system renders each Tab correctly. Plugin tabs use a <text:span text:style-name="Source_Text">&lt;pre&gt;</text:span> element for YAML display, which is not affected by CodeMirror initialization timing.</text:p>
      <text:h text:style-name="Heading_20_3" text:outline-level="3"><text:bookmark-start text:name="agent-pod-name-collision-on-restart"/>9.5 Agent Pod Name Collision on Restart<text:bookmark-end text:name="agent-pod-name-collision-on-restart"/></text:h>
      <text:p text:style-name="First_20_paragraph"><text:span text:style-name="T1">Problem</text:span>: After a user navigates away and returns, the pod from the previous session may still be in Terminating state. Creating a new pod with the same name fails with HTTP 409 “object is being deleted”.</text:p>
      <text:p text:style-name="Text_20_body"><text:span text:style-name="T1">Solution</text:span>: Before creating a new pod, the backend checks for any existing pod (including Terminating) and force-deletes it (<text:span text:style-name="Source_Text">gracePeriodSeconds: 0</text:span>). This clears the name within seconds, allowing the new pod to be created immediately.</text:p>
      <text:h text:style-name="Heading_20_3" text:outline-level="3"><text:bookmark-start text:name="websocket-logs-retry-loop-on-400"/>9.6 WebSocket LOGS Retry Loop on 400<text:bookmark-end text:name="websocket-logs-retry-loop-on-400"/></text:h>
      <text:p text:style-name="First_20_paragraph"><text:span text:style-name="T1">Problem</text:span>: During workspace startup, the LOGS WebSocket channel returns HTTP 400 (container not ready for log streaming). The client resubscribed immediately, generating thousands of console error messages.</text:p>
      <text:p text:style-name="Text_20_body"><text:span text:style-name="T1">Solution</text:span>: The LOGS error handler now returns early when <text:span text:style-name="Source_Text">status.code === 400</text:span> without resubscribing. A 400 is a definitive Kubernetes API rejection, not a transient error to retry.</text:p>
      <text:h text:style-name="Heading_20_3" text:outline-level="3"><text:bookmark-start text:name="agentinstanceid-race-condition"/>9.7 <text:span text:style-name="Source_Text">agentInstanceId</text:span> Race Condition<text:bookmark-end text:name="agentinstanceid-race-condition"/></text:h>
      <text:p text:style-name="First_20_paragraph"><text:span text:style-name="T1">Problem</text:span>: <text:span text:style-name="Source_Text">agentInstanceId</text:span> was computed in <text:span text:style-name="Source_Text">componentDidMount</text:span> when <text:span text:style-name="Source_Text">defaultAgent</text:span> was undefined (AI Agent Registry not yet fetched). The ID was never set, so clicking Start Agent had no effect.</text:p>
      <text:p text:style-name="Text_20_body"><text:span text:style-name="T1">Solution</text:span>: <text:span text:style-name="Source_Text">componentDidUpdate</text:span> now sets <text:span text:style-name="Source_Text">agentInstanceId</text:span> on first render where <text:span text:style-name="Source_Text">defaultAgent</text:span> becomes available (after registry fetch completes).</text:p>
      <text:p text:style-name="Horizontal_20_Line"/>
      <text:h text:style-name="Heading_20_2" text:outline-level="2"><text:bookmark-start text:name="technology-stack"/>10. Technology Stack<text:bookmark-end text:name="technology-stack"/></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Category</text:p>
            </table:table-cell>
            <table:table-cell table:style-name="TableHeaderRowCell" office:value-type="string">
              <text:p text:style-name="Table_20_Heading">Technology</text:p>
            </table:table-cell>
            <table:table-cell table:style-name="TableHeaderRowCell" office:value-type="string">
              <text:p text:style-name="Table_20_Heading">Details</text:p>
            </table:table-cell>
          </table:table-row>
        </table:table-header-rows>
        <table:table-row>
          <table:table-cell table:style-name="TableRowCell" office:value-type="string">
            <text:p text:style-name="Table_20_Contents">Frontend Framework</text:p>
          </table:table-cell>
          <table:table-cell table:style-name="TableRowCell" office:value-type="string">
            <text:p text:style-name="Table_20_Contents">React 18 + TypeScript</text:p>
          </table:table-cell>
          <table:table-cell table:style-name="TableRowCell" office:value-type="string">
    </table:table-cell>
        </table:table-row>
        <table:table-row>
          <table:table-cell table:style-name="TableRowCell" office:value-type="string">
            <text:p text:style-name="Table_20_Contents">State Management</text:p>
          </table:table-cell>
          <table:table-cell table:style-name="TableRowCell" office:value-type="string">
            <text:p text:style-name="Table_20_Contents">Redux Toolkit</text:p>
          </table:table-cell>
          <table:table-cell table:style-name="TableRowCell" office:value-type="string">
            <text:p text:style-name="Table_20_Contents"><text:span text:style-name="Source_Text">createAction</text:span>/<text:span text:style-name="Source_Text">createReducer</text:span> pattern</text:p>
          </table:table-cell>
        </table:table-row>
        <table:table-row>
          <table:table-cell table:style-name="TableRowCell" office:value-type="string">
            <text:p text:style-name="Table_20_Contents">UI Library</text:p>
          </table:table-cell>
          <table:table-cell table:style-name="TableRowCell" office:value-type="string">
            <text:p text:style-name="Table_20_Contents">PatternFly 6</text:p>
          </table:table-cell>
          <table:table-cell table:style-name="TableRowCell" office:value-type="string">
            <text:p text:style-name="Table_20_Contents">PF6 components</text:p>
          </table:table-cell>
        </table:table-row>
        <table:table-row>
          <table:table-cell table:style-name="TableRowCell" office:value-type="string">
            <text:p text:style-name="Table_20_Contents">YAML Editor</text:p>
          </table:table-cell>
          <table:table-cell table:style-name="TableRowCell" office:value-type="string">
            <text:p text:style-name="Table_20_Contents">CodeMirror 6</text:p>
          </table:table-cell>
          <table:table-cell table:style-name="TableRowCell" office:value-type="string">
            <text:p text:style-name="Table_20_Contents"><text:span text:style-name="Source_Text">@codemirror/lang-yaml</text:span>, custom linter + completer</text:p>
          </table:table-cell>
        </table:table-row>
        <table:table-row>
          <table:table-cell table:style-name="TableRowCell" office:value-type="string">
            <text:p text:style-name="Table_20_Contents">Schema Validation</text:p>
          </table:table-cell>
          <table:table-cell table:style-name="TableRowCell" office:value-type="string">
            <text:p text:style-name="Table_20_Contents">Ajv</text:p>
          </table:table-cell>
          <table:table-cell table:style-name="TableRowCell" office:value-type="string">
            <text:p text:style-name="Table_20_Contents">JSON Schema → CodeMirror diagnostics</text:p>
          </table:table-cell>
        </table:table-row>
        <table:table-row>
          <table:table-cell table:style-name="TableRowCell" office:value-type="string">
            <text:p text:style-name="Table_20_Contents">Backend Framework</text:p>
          </table:table-cell>
          <table:table-cell table:style-name="TableRowCell" office:value-type="string">
            <text:p text:style-name="Table_20_Contents">Fastify</text:p>
          </table:table-cell>
          <table:table-cell table:style-name="TableRowCell" office:value-type="string">
            <text:p text:style-name="Table_20_Contents">Node.js, monorepo</text:p>
          </table:table-cell>
        </table:table-row>
        <table:table-row>
          <table:table-cell table:style-name="TableRowCell" office:value-type="string">
            <text:p text:style-name="Table_20_Contents">Container Runtime</text:p>
          </table:table-cell>
          <table:table-cell table:style-name="TableRowCell" office:value-type="string">
            <text:p text:style-name="Table_20_Contents">Kubernetes</text:p>
          </table:table-cell>
          <table:table-cell table:style-name="TableRowCell" office:value-type="string">
            <text:p text:style-name="Table_20_Contents">Pods + ClusterIP Services</text:p>
          </table:table-cell>
        </table:table-row>
        <table:table-row>
          <table:table-cell table:style-name="TableRowCell" office:value-type="string">
            <text:p text:style-name="Table_20_Contents">Agent Base Image</text:p>
          </table:table-cell>
          <table:table-cell table:style-name="TableRowCell" office:value-type="string">
            <text:p text:style-name="Table_20_Contents">scratch</text:p>
          </table:table-cell>
          <table:table-cell table:style-name="TableRowCell" office:value-type="string">
            <text:p text:style-name="Table_20_Contents">Binary only; ~50 MB total</text:p>
          </table:table-cell>
        </table:table-row>
        <table:table-row>
          <table:table-cell table:style-name="TableRowCell" office:value-type="string">
            <text:p text:style-name="Table_20_Contents">Web Terminal</text:p>
          </table:table-cell>
          <table:table-cell table:style-name="TableRowCell" office:value-type="string">
            <text:p text:style-name="Table_20_Contents">ttyd v1.7.7</text:p>
          </table:table-cell>
          <table:table-cell table:style-name="TableRowCell" office:value-type="string">
            <text:p text:style-name="Table_20_Contents">Single static binary, xterm.js UI</text:p>
          </table:table-cell>
        </table:table-row>
        <table:table-row>
          <table:table-cell table:style-name="TableRowCell" office:value-type="string">
            <text:p text:style-name="Table_20_Contents">AI CLI</text:p>
          </table:table-cell>
          <table:table-cell table:style-name="TableRowCell" office:value-type="string">
            <text:p text:style-name="Table_20_Contents">Claude Code</text:p>
          </table:table-cell>
          <table:table-cell table:style-name="TableRowCell" office:value-type="string">
            <text:p text:style-name="Table_20_Contents">Bun standalone binary (no Node.js/npm)</text:p>
          </table:table-cell>
        </table:table-row>
        <table:table-row>
          <table:table-cell table:style-name="TableRowCell" office:value-type="string">
            <text:p text:style-name="Table_20_Contents">Build Tool</text:p>
          </table:table-cell>
          <table:table-cell table:style-name="TableRowCell" office:value-type="string">
            <text:p text:style-name="Table_20_Contents">Webpack 5 / Yarn 4</text:p>
          </table:table-cell>
          <table:table-cell table:style-name="TableRowCell" office:value-type="string">
            <text:p text:style-name="Table_20_Contents">Monorepo workspaces</text:p>
          </table:table-cell>
        </table:table-row>
        <table:table-row>
          <table:table-cell table:style-name="TableRowCell" office:value-type="string">
            <text:p text:style-name="Table_20_Contents">Plugin Distribution</text:p>
          </table:table-cell>
          <table:table-cell table:style-name="TableRowCell" office:value-type="string">
            <text:p text:style-name="Table_20_Contents">GitHub Releases (ZIP)</text:p>
          </table:table-cell>
          <table:table-cell table:style-name="TableRowCell" office:value-type="string">
            <text:p text:style-name="Table_20_Contents"><text:span text:style-name="Source_Text">scripts/fetch-plugins.sh</text:span></text:p>
          </table:table-cell>
        </table:table-row>
        <table:table-row>
          <table:table-cell table:style-name="TableRowCell" office:value-type="string">
            <text:p text:style-name="Table_20_Contents">Local Deploy</text:p>
          </table:table-cell>
          <table:table-cell table:style-name="TableRowCell" office:value-type="string">
            <text:p text:style-name="Table_20_Contents"><text:span text:style-name="Source_Text">yarn local:patch</text:span></text:p>
          </table:table-cell>
          <table:table-cell table:style-name="TableRowCell" office:value-type="string">
            <text:p text:style-name="Table_20_Contents">arm64 Docker build → SSH load into CRC</text:p>
          </table:table-cell>
        </table:table-row>
      </table:table>
      <text:p text:style-name="Horizontal_20_Line"/>
      <text:h text:style-name="Heading_20_2" text:outline-level="2"><text:bookmark-start text:name="known-limitations-and-future-work"/>11. Known Limitations and Future Work<text:bookmark-end text:name="known-limitations-and-future-work"/></text:h>
      <table:table table:name="Table14" table:style-name="Table14">
        <table:table-column table:style-name="Table14.A"/>
        <table:table-column table:style-name="Table14.B"/>
        <table:table-header-rows>
          <table:table-row>
            <table:table-cell table:style-name="TableHeaderRowCell" office:value-type="string">
              <text:p text:style-name="Table_20_Heading">Limitation</text:p>
            </table:table-cell>
            <table:table-cell table:style-name="TableHeaderRowCell" office:value-type="string">
              <text:p text:style-name="Table_20_Heading">Notes</text:p>
            </table:table-cell>
          </table:table-row>
        </table:table-header-rows>
        <table:table-row>
          <table:table-cell table:style-name="TableRowCell" office:value-type="string">
            <text:p text:style-name="Table_20_Contents">Single agent type displayed</text:p>
          </table:table-cell>
          <table:table-cell table:style-name="TableRowCell" office:value-type="string">
            <text:p text:style-name="Table_20_Contents">AI Agent Registry supports multiple agents; multi-agent selector UI not yet implemented</text:p>
          </table:table-cell>
        </table:table-row>
        <table:table-row>
          <table:table-cell table:style-name="TableRowCell" office:value-type="string">
            <text:p text:style-name="Table_20_Contents">DevWorkspace schema not auto-updated</text:p>
          </table:table-cell>
          <table:table-cell table:style-name="TableRowCell" office:value-type="string">
            <text:p text:style-name="Table_20_Contents">Schema fetched once at page load; does not update when CRD changes in cluster</text:p>
          </table:table-cell>
        </table:table-row>
        <table:table-row>
          <table:table-cell table:style-name="TableRowCell" office:value-type="string">
            <text:p text:style-name="Table_20_Contents">Periodic cleanup silent failures</text:p>
          </table:table-cell>
          <table:table-cell table:style-name="TableRowCell" office:value-type="string">
            <text:p text:style-name="Table_20_Contents">Cleanup job logs at WARN level (filtered by default log level ERROR); failures not surfaced in UI</text:p>
          </table:table-cell>
        </table:table-row>
        <table:table-row>
          <table:table-cell table:style-name="TableRowCell" office:value-type="string">
            <text:p text:style-name="Table_20_Contents">Agent terminal reconnect after dashboard restart</text:p>
          </table:table-cell>
          <table:table-cell table:style-name="TableRowCell" office:value-type="string">
            <text:p text:style-name="Table_20_Contents">Agent pod survives dashboard pod restart; terminal URL must be re-fetched on next heartbeat cycle</text:p>
          </table:table-cell>
        </table:table-row>
        <table:table-row>
          <table:table-cell table:style-name="TableRowCell" office:value-type="string">
            <text:p text:style-name="Table_20_Contents">No integration tests for devfile CRUD</text:p>
          </table:table-cell>
          <table:table-cell table:style-name="TableRowCell" office:value-type="string">
            <text:p text:style-name="Table_20_Contents">Manual testing only; unit tests cover Redux store and API client</text:p>
          </table:table-cell>
        </table:table-row>
      </table:table>
      <text:p text:style-name="Horizontal_20_Line"/>
      <text:h text:style-name="Heading_20_2" text:outline-level="2"><text:bookmark-start text:name="how-to-test"/>12. How to Test<text:bookmark-end text:name="how-to-test"/></text:h>
      <text:h text:style-name="Heading_20_3" text:outline-level="3"><text:bookmark-start text:name="prerequisites"/>12.1 Prerequisites<text:bookmark-end text:name="prerequisites"/></text:h>
      <text:list text:style-name="L11">
        <text:list-item>
          <text:p text:style-name="P302">CRC (OpenShift Local) or OpenShift cluster with Eclipse Che installed</text:p>
        </text:list-item>
        <text:list-item>
          <text:p text:style-name="P302">Dashboard image built from the <text:span text:style-name="Source_Text">plugins</text:span> branch</text:p>
        </text:list-item>
        <text:list-item>
          <text:p text:style-name="P302"><text:span text:style-name="Source_Text">ANTHROPIC_API_KEY</text:span> in the user namespace as a Kubernetes Secret with <text:span text:style-name="Source_Text">controller.devfile.io/mount-as: env</text:span> annotation</text:p>
        </text:list-item>
      </text:list>
      <text:h text:style-name="Heading_20_3" text:outline-level="3"><text:bookmark-start text:name="ai-agent-registry-configmap"/>12.2 AI Agent Registry ConfigMap<text:bookmark-end text:name="ai-agent-registry-configmap"/></text:h>
      <text:p text:style-name="P303">kubectl apply -f - &lt;&lt;'EOF'</text:p>
      <text:p text:style-name="P304">apiVersion: v1</text:p>
      <text:p text:style-name="P305">kind: ConfigMap</text:p>
      <text:p text:style-name="P306">metadata:</text:p>
      <text:p text:style-name="P307"><text:s text:c="2"/>name: ai-agent-registry</text:p>
      <text:p text:style-name="P308"><text:s text:c="2"/>namespace: eclipse-che</text:p>
      <text:p text:style-name="P309"><text:s text:c="2"/>labels:</text:p>
      <text:p text:style-name="P310"><text:s text:c="4"/>app.kubernetes.io/component: ai-agent-registry</text:p>
      <text:p text:style-name="P311"><text:s text:c="4"/>app.kubernetes.io/part-of: che.eclipse.org</text:p>
      <text:p text:style-name="P312">data:</text:p>
      <text:p text:style-name="P313"><text:s text:c="2"/>registry.json: |</text:p>
      <text:p text:style-name="P314"><text:s text:c="4"/>{</text:p>
      <text:p text:style-name="P315"><text:s text:c="6"/>"agents": [</text:p>
      <text:p text:style-name="P316"><text:s text:c="8"/>{</text:p>
      <text:p text:style-name="P317"><text:s text:c="10"/>"id": "dashboard-agent",</text:p>
      <text:p text:style-name="P318"><text:s text:c="10"/>"name": "Dashboard Agent",</text:p>
      <text:p text:style-name="P319"><text:s text:c="10"/>"publisher": "Eclipse Che",</text:p>
      <text:p text:style-name="P320"><text:s text:c="10"/>"description": "AI agent powered by Claude Code for building and troubleshooting Devfiles and DevWorkspaces",</text:p>
      <text:p text:style-name="P321"><text:s text:c="10"/>"image": "quay.io/oorel/dashboard-agent",</text:p>
      <text:p text:style-name="P322"><text:s text:c="10"/>"tag": "next",</text:p>
      <text:p text:style-name="P323"><text:s text:c="10"/>"memoryLimit": "896Mi",</text:p>
      <text:p text:style-name="P324"><text:s text:c="10"/>"cpuLimit": "1",</text:p>
      <text:p text:style-name="P325"><text:s text:c="10"/>"terminalPort": 8080,</text:p>
      <text:p text:style-name="P326"><text:s text:c="10"/>"env": [],</text:p>
      <text:p text:style-name="P327"><text:s text:c="10"/>"initCommand": "claude --dangerously-skip-permissions --append-system-prompt \"CRITICAL RULES: 1) EVERY non-UDI container MUST have args: [tail, -f, /dev/null]. 2) NEVER use python3, awk, perl, node — use jq, sed, cut, curl.\""</text:p>
      <text:p text:style-name="P328"><text:s text:c="8"/>}</text:p>
      <text:p text:style-name="P329"><text:s text:c="6"/>],</text:p>
      <text:p text:style-name="P330"><text:s text:c="6"/>"defaultAgentId": "dashboard-agent"</text:p>
      <text:p text:style-name="P331"><text:s text:c="4"/>}</text:p>
      <text:p text:style-name="P332">EOF</text:p>
      <text:h text:style-name="Heading_20_3" text:outline-level="3"><text:bookmark-start text:name="testing-steps"/>12.3 Testing Steps<text:bookmark-end text:name="testing-step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text:p>
            </table:table-cell>
            <table:table-cell table:style-name="TableHeaderRowCell" office:value-type="string">
              <text:p text:style-name="Table_20_Heading">Step</text:p>
            </table:table-cell>
            <table:table-cell table:style-name="TableHeaderRowCell" office:value-type="string">
              <text:p text:style-name="Table_20_Heading">Expected Result</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lick <text:span text:style-name="T1">Devfiles</text:span> in sidebar</text:p>
          </table:table-cell>
          <table:table-cell table:style-name="TableRowCell" office:value-type="string">
            <text:p text:style-name="Table_20_Contents">List page loads; empty state shown</text:p>
          </table:table-cell>
        </table:table-row>
        <table:table-row>
          <table:table-cell table:style-name="TableRowCell" office:value-type="string">
            <text:p text:style-name="Table_20_Contents">2</text:p>
          </table:table-cell>
          <table:table-cell table:style-name="TableRowCell" office:value-type="string">
            <text:p text:style-name="Table_20_Contents">Click <text:span text:style-name="T1">Create Devfile</text:span>; enter name</text:p>
          </table:table-cell>
          <table:table-cell table:style-name="TableRowCell" office:value-type="string">
            <text:p text:style-name="Table_20_Contents">New devfile created; navigated to editor</text:p>
          </table:table-cell>
        </table:table-row>
        <table:table-row>
          <table:table-cell table:style-name="TableRowCell" office:value-type="string">
            <text:p text:style-name="Table_20_Contents">3</text:p>
          </table:table-cell>
          <table:table-cell table:style-name="TableRowCell" office:value-type="string">
            <text:p text:style-name="Table_20_Contents">View CodeMirror editor</text:p>
          </table:table-cell>
          <table:table-cell table:style-name="TableRowCell" office:value-type="string">
            <text:p text:style-name="Table_20_Contents">Schema errors shown inline; autocompletion active on Ctrl+Space</text:p>
          </table:table-cell>
        </table:table-row>
        <table:table-row>
          <table:table-cell table:style-name="TableRowCell" office:value-type="string">
            <text:p text:style-name="Table_20_Contents">4</text:p>
          </table:table-cell>
          <table:table-cell table:style-name="TableRowCell" office:value-type="string">
            <text:p text:style-name="Table_20_Contents">Click <text:span text:style-name="T1">Save</text:span></text:p>
          </table:table-cell>
          <table:table-cell table:style-name="TableRowCell" office:value-type="string">
            <text:p text:style-name="Table_20_Contents">Content persisted to ConfigMap; Save button re-disables</text:p>
          </table:table-cell>
        </table:table-row>
        <table:table-row>
          <table:table-cell table:style-name="TableRowCell" office:value-type="string">
            <text:p text:style-name="Table_20_Contents">5</text:p>
          </table:table-cell>
          <table:table-cell table:style-name="TableRowCell" office:value-type="string">
            <text:p text:style-name="Table_20_Contents">Click <text:span text:style-name="T1">Start Agent</text:span></text:p>
          </table:table-cell>
          <table:table-cell table:style-name="TableRowCell" office:value-type="string">
            <text:p text:style-name="Table_20_Contents">Pod events stream in agent panel; PENDING status</text:p>
          </table:table-cell>
        </table:table-row>
        <table:table-row>
          <table:table-cell table:style-name="TableRowCell" office:value-type="string">
            <text:p text:style-name="Table_20_Contents">6</text:p>
          </table:table-cell>
          <table:table-cell table:style-name="TableRowCell" office:value-type="string">
            <text:p text:style-name="Table_20_Contents">Wait for agent</text:p>
          </table:table-cell>
          <table:table-cell table:style-name="TableRowCell" office:value-type="string">
            <text:p text:style-name="Table_20_Contents">ttyd terminal appears; Claude Code auto-launches</text:p>
          </table:table-cell>
        </table:table-row>
        <table:table-row>
          <table:table-cell table:style-name="TableRowCell" office:value-type="string">
            <text:p text:style-name="Table_20_Contents">7</text:p>
          </table:table-cell>
          <table:table-cell table:style-name="TableRowCell" office:value-type="string">
            <text:p text:style-name="Table_20_Contents">Prompt: “add a Node.js project”</text:p>
          </table:table-cell>
          <table:table-cell table:style-name="TableRowCell" office:value-type="string">
            <text:p text:style-name="Table_20_Contents">Claude responds; editor updates in real time</text:p>
          </table:table-cell>
        </table:table-row>
        <table:table-row>
          <table:table-cell table:style-name="TableRowCell" office:value-type="string">
            <text:p text:style-name="Table_20_Contents">8</text:p>
          </table:table-cell>
          <table:table-cell table:style-name="TableRowCell" office:value-type="string">
            <text:p text:style-name="Table_20_Contents">Click <text:span text:style-name="T1">Create Workspace</text:span></text:p>
          </table:table-cell>
          <table:table-cell table:style-name="TableRowCell" office:value-type="string">
            <text:p text:style-name="Table_20_Contents">Factory flow opens with raw devfile URL</text:p>
          </table:table-cell>
        </table:table-row>
        <table:table-row>
          <table:table-cell table:style-name="TableRowCell" office:value-type="string">
            <text:p text:style-name="Table_20_Contents">9</text:p>
          </table:table-cell>
          <table:table-cell table:style-name="TableRowCell" office:value-type="string">
            <text:p text:style-name="Table_20_Contents">Sidebar shows <text:span text:style-name="T1">AGENT PODS</text:span></text:p>
          </table:table-cell>
          <table:table-cell table:style-name="TableRowCell" office:value-type="string">
            <text:p text:style-name="Table_20_Contents">Running agent shown with status icon</text:p>
          </table:table-cell>
        </table:table-row>
        <table:table-row>
          <table:table-cell table:style-name="TableRowCell" office:value-type="string">
            <text:p text:style-name="Table_20_Contents">10</text:p>
          </table:table-cell>
          <table:table-cell table:style-name="TableRowCell" office:value-type="string">
            <text:p text:style-name="Table_20_Contents">Navigate away from devfile</text:p>
          </table:table-cell>
          <table:table-cell table:style-name="TableRowCell" office:value-type="string">
            <text:p text:style-name="Table_20_Contents">Agent pod deleted; nav section clears</text:p>
          </table:table-cell>
        </table:table-row>
        <table:table-row>
          <table:table-cell table:style-name="TableRowCell" office:value-type="string">
            <text:p text:style-name="Table_20_Contents">11</text:p>
          </table:table-cell>
          <table:table-cell table:style-name="TableRowCell" office:value-type="string">
            <text:p text:style-name="Table_20_Contents">Start a workspace with missing <text:span text:style-name="Source_Text">args</text:span></text:p>
          </table:table-cell>
          <table:table-cell table:style-name="TableRowCell" office:value-type="string">
            <text:p text:style-name="Table_20_Contents">Workspace fails; Loader Progress shows error</text:p>
          </table:table-cell>
        </table:table-row>
        <table:table-row>
          <table:table-cell table:style-name="TableRowCell" office:value-type="string">
            <text:p text:style-name="Table_20_Contents">12</text:p>
          </table:table-cell>
          <table:table-cell table:style-name="TableRowCell" office:value-type="string">
            <text:p text:style-name="Table_20_Contents">Open <text:span text:style-name="T1">DevWorkspace</text:span> tab</text:p>
          </table:table-cell>
          <table:table-cell table:style-name="TableRowCell" office:value-type="string">
            <text:p text:style-name="Table_20_Contents">Editor + agent panel shown</text:p>
          </table:table-cell>
        </table:table-row>
        <table:table-row>
          <table:table-cell table:style-name="TableRowCell" office:value-type="string">
            <text:p text:style-name="Table_20_Contents">13</text:p>
          </table:table-cell>
          <table:table-cell table:style-name="TableRowCell" office:value-type="string">
            <text:p text:style-name="Table_20_Contents">Click <text:span text:style-name="T1">Start Agent</text:span></text:p>
          </table:table-cell>
          <table:table-cell table:style-name="TableRowCell" office:value-type="string">
            <text:p text:style-name="Table_20_Contents">Agent diagnoses failure; editor reflects fix</text:p>
          </table:table-cell>
        </table:table-row>
        <table:table-row>
          <table:table-cell table:style-name="TableRowCell" office:value-type="string">
            <text:p text:style-name="Table_20_Contents">14</text:p>
          </table:table-cell>
          <table:table-cell table:style-name="TableRowCell" office:value-type="string">
            <text:p text:style-name="Table_20_Contents">Save and restart workspace</text:p>
          </table:table-cell>
          <table:table-cell table:style-name="TableRowCell" office:value-type="string">
            <text:p text:style-name="Table_20_Contents">Workspace starts successfully</text:p>
          </table:table-cell>
        </table:table-row>
      </table:table>
      <text:p text:style-name="Horizontal_20_Line"/>
      <text:h text:style-name="Heading_20_2" text:outline-level="2"><text:bookmark-start text:name="conclusion"/>13. Conclusion<text:bookmark-end text:name="conclusion"/></text:h>
      <text:p text:style-name="First_20_paragraph">The production implementation of the Devfile Creator with AI Agent delivers a complete, plugin-based extension to the Eclipse Che Dashboard. Key technical validations achieved over the PoC:</text:p>
      <text:list text:style-name="L12">
        <text:list-item>
          <text:p text:style-name="P333"><text:span text:style-name="T1">Kubernetes ConfigMap</text:span> remains the correct storage backend for user devfiles — simple, RBAC-controlled, WebSocket-watchable</text:p>
        </text:list-item>
        <text:list-item>
          <text:p text:style-name="P333"><text:span text:style-name="T1">Plain Kubernetes Pods</text:span> as agent hosts are superior to headless DevWorkspaces: faster startup, no wildcard DNS, no DevWorkspace controller overhead</text:p>
        </text:list-item>
        <text:list-item>
          <text:p text:style-name="P333"><text:span text:style-name="T1">ttyd + scratch image</text:span> produces a minimal agent container with full terminal capability and no OS package surface</text:p>
        </text:list-item>
        <text:list-item>
          <text:p text:style-name="P333"><text:span text:style-name="T1">Real-time ConfigMap sync</text:span> via a dedicated WebSocket channel eliminates manual copy/paste, making AI-assisted authoring seamless</text:p>
        </text:list-item>
        <text:list-item>
          <text:p text:style-name="P333"><text:span text:style-name="T1">Plugin ZIP distribution</text:span> via GitHub Releases decouples feature versioning from the dashboard core release cycle — plugins can ship independently and the dashboard fetches them at build time</text:p>
        </text:list-item>
        <text:list-item>
          <text:p text:style-name="P333"><text:span text:style-name="Source_Text">packages/dashboard-plugins</text:span><text:span text:style-name="T1"> SDK</text:span> establishes a stable, upstream-contributable API surface for future dashboard extensions</text:p>
        </text:list-item>
      </text:list>
      <text:p text:style-name="First_20_paragraph">The implementation is ready for upstream contribution following the phased approach: Plugin SDK → core integration hooks → <text:span text:style-name="Source_Text">@eclipse-che/common</text:span> additions → AI Selector PR → Devfile Creator P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3</meta:generator>
    <dc:title/>
    <dc:description/>
    <dc:subject/>
    <meta:keyword/>
    <meta:initial-creator/>
    <dc:creator/>
    <meta:creation-date>2026-05-04T01:16:01Z</meta:creation-date>
    <dc:date>2026-05-04T01:16:01Z</dc:date>
  </office:meta>
</office:document-meta>
</file>